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9700000064582866F4.png"/>
  <manifest:file-entry manifest:media-type="" manifest:full-path="Pictures/200000CC00002C1A0000350BE72724CB.svm"/>
  <manifest:file-entry manifest:media-type="image/png" manifest:full-path="Pictures/10000201000000D800000057FEFAA0B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mercialScript BT" svg:font-family="'CommercialScript BT'" style:font-family-generic="script" style:font-pitch="variable"/>
    <style:font-face style:name="Monotype Corsiva" svg:font-family="'Monotype Corsiva'" style:font-family-generic="script" style:font-pitch="variable"/>
    <style:font-face style:name="Arial" svg:font-family="Arial" style:font-family-generic="swiss" style:font-pitch="variable"/>
    <style:font-face style:name="Arial1" svg:font-family="Arial" style:font-adornments="Italique" style:font-family-generic="swiss" style:font-pitch="variable"/>
    <style:font-face style:name="Calibri" svg:font-family="Calibri" style:font-family-generic="swiss" style:font-pitch="variable"/>
    <style:font-face style:name="Tahoma" svg:font-family="Tahoma" style:font-family-generic="swiss" style:font-pitch="variable"/>
    <style:font-face style:name="ZapfChancery" svg:font-family="ZapfChancery, 'Monotype Corsiv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606cm" fo:margin-left="-0.191cm" fo:margin-right="0.058cm" table:align="margins" style:writing-mode="lr-tb"/>
    </style:style>
    <style:style style:name="Table1.A" style:family="table-column">
      <style:table-column-properties style:column-width="13.748cm" style:rel-column-width="48427*"/>
    </style:style>
    <style:style style:name="Table1.B" style:family="table-column">
      <style:table-column-properties style:column-width="4.858cm" style:rel-column-width="17108*"/>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none" style:writing-mode="lr-tb"/>
    </style:style>
    <style:style style:name="Table1.B5" style:family="table-cell" style:data-style-name="N37">
      <style:table-cell-properties style:vertical-align="top" fo:padding-left="0.191cm" fo:padding-right="0.191cm" fo:padding-top="0cm" fo:padding-bottom="0cm" fo:border="none" style:writing-mode="lr-tb"/>
    </style:style>
    <style:style style:name="P1" style:family="paragraph" style:parent-style-name="Standard">
      <style:paragraph-properties fo:text-align="start" style:justify-single-word="false">
        <style:tab-stops>
          <style:tab-stop style:position="18.253cm" style:type="right"/>
        </style:tab-stops>
      </style:paragraph-properties>
      <style:text-properties fo:font-size="2pt" fo:font-weight="bold" style:font-size-asian="2pt" style:font-weight-asian="bold"/>
    </style:style>
    <style:style style:name="P2" style:family="paragraph" style:parent-style-name="Standard">
      <style:text-properties style:font-name-complex="Arial"/>
    </style:style>
    <style:style style:name="P3" style:family="paragraph" style:parent-style-name="Standard">
      <style:paragraph-properties fo:text-align="center" style:justify-single-word="false"/>
    </style:style>
    <style:style style:name="P4" style:family="paragraph" style:parent-style-name="Standard">
      <style:paragraph-properties fo:text-align="end" style:justify-single-word="false"/>
    </style:style>
    <style:style style:name="P5" style:family="paragraph" style:parent-style-name="Footer">
      <style:paragraph-properties fo:margin-top="0.106cm" fo:margin-bottom="0.847cm" fo:text-align="justify" style:justify-single-word="false">
        <style:tab-stops>
          <style:tab-stop style:position="18.501cm" style:type="right"/>
        </style:tab-stops>
      </style:paragraph-properties>
    </style:style>
    <style:style style:name="P6" style:family="paragraph" style:parent-style-name="Footer">
      <style:paragraph-properties fo:margin-left="-1.752cm" fo:margin-right="-1.002cm" fo:text-indent="0cm" style:auto-text-indent="false"/>
    </style:style>
    <style:style style:name="P7" style:family="paragraph" style:parent-style-name="Footer">
      <style:paragraph-properties fo:text-align="start" style:justify-single-word="false"/>
      <style:text-properties fo:font-size="10pt" style:font-size-asian="10pt"/>
    </style:style>
    <style:style style:name="P8" style:family="paragraph" style:parent-style-name="Footer">
      <style:paragraph-properties fo:text-align="start" style:justify-single-word="false" style:snap-to-layout-grid="false"/>
      <style:text-properties fo:font-size="10pt" style:font-size-asian="10pt"/>
    </style:style>
    <style:style style:name="P9" style:family="paragraph" style:parent-style-name="Footer">
      <style:paragraph-properties fo:text-align="end" style:justify-single-word="false"/>
      <style:text-properties fo:font-size="10pt" style:font-size-asian="10pt"/>
    </style:style>
    <style:style style:name="P10" style:family="paragraph" style:parent-style-name="Footer">
      <style:paragraph-properties fo:text-align="end" style:justify-single-word="false"/>
    </style:style>
    <style:style style:name="P11" style:family="paragraph" style:parent-style-name="Footer">
      <style:paragraph-properties fo:margin-left="-0.123cm" fo:margin-right="0cm" fo:orphans="2" fo:widows="2" fo:text-indent="0cm" style:auto-text-indent="false" style:border-line-width-top="0.002cm 0.088cm 0.088cm" fo:padding="0.049cm" fo:border-left="none" fo:border-right="none" fo:border-top="0.178cm double #008000" fo:border-bottom="none" style:shadow="none" style:snap-to-layout-grid="false" style:writing-mode="lr-tb"/>
      <style:text-properties style:use-window-font-color="true" style:font-name="Arial" fo:font-size="10pt" fo:language="fr" fo:country="FR" fo:font-style="italic" style:font-name-asian="Times New Roman" style:font-size-asian="10pt" style:font-style-asian="italic" style:font-name-complex="Arial" style:font-size-complex="10pt" style:language-complex="ar" style:country-complex="SA"/>
    </style:style>
    <style:style style:name="P12" style:family="paragraph" style:parent-style-name="Footer">
      <style:paragraph-properties fo:margin-left="-0.123cm" fo:margin-right="0cm" fo:text-align="end" style:justify-single-word="false" fo:orphans="2" fo:widows="2" fo:text-indent="0cm" style:auto-text-indent="false" style:border-line-width-top="0.002cm 0.088cm 0.088cm" fo:padding="0.049cm" fo:border-left="none" fo:border-right="none" fo:border-top="0.178cm double #008000" fo:border-bottom="none" style:shadow="none" style:snap-to-layout-grid="false" style:writing-mode="lr-tb"/>
      <style:text-properties style:use-window-font-color="true" style:font-name="Arial" fo:font-size="10pt" fo:language="fr" fo:country="FR" fo:font-style="italic" style:font-name-asian="Times New Roman" style:font-size-asian="10pt" style:font-style-asian="italic" style:font-name-complex="Arial" style:font-size-complex="10pt" style:language-complex="ar" style:country-complex="SA"/>
    </style:style>
    <style:style style:name="P13" style:family="paragraph" style:parent-style-name="Footer">
      <style:paragraph-properties fo:margin-left="-0.123cm" fo:margin-right="0cm" fo:text-indent="0cm" style:auto-text-indent="false" style:snap-to-layout-grid="false"/>
      <style:text-properties fo:font-size="10pt" style:font-size-asian="10pt"/>
    </style:style>
    <style:style style:name="P14" style:family="paragraph" style:parent-style-name="Footer">
      <style:paragraph-properties fo:margin-left="-0.123cm" fo:margin-right="-0.005cm" fo:text-indent="0cm" style:auto-text-indent="false" style:border-line-width-top="0.002cm 0.088cm 0.088cm" fo:padding="0.049cm" fo:border-left="none" fo:border-right="none" fo:border-top="0.178cm double #008000" fo:border-bottom="none" style:shadow="none" style:snap-to-layout-grid="false"/>
      <style:text-properties fo:color="#000000" fo:font-size="10pt" style:font-size-asian="10pt" style:font-name-complex="Arial"/>
    </style:style>
    <style:style style:name="P15" style:family="paragraph" style:parent-style-name="Footer" style:master-page-name="">
      <style:paragraph-properties style:page-number="auto" style:border-line-width-top="0.088cm 0.035cm 0.035cm" fo:padding="0cm" fo:border-left="none" fo:border-right="none" fo:border-top="0.158cm double #008000" fo:border-bottom="none" style:shadow="none">
        <style:tab-stops/>
      </style:paragraph-properties>
    </style:style>
    <style:style style:name="P16" style:family="paragraph" style:parent-style-name="Footer">
      <style:paragraph-properties fo:margin-left="1.125cm" fo:margin-right="0cm" fo:text-align="end" style:justify-single-word="false" fo:text-indent="0cm" style:auto-text-indent="false" style:snap-to-layout-grid="false"/>
      <style:text-properties fo:font-size="10pt" style:font-size-asian="10pt"/>
    </style:style>
    <style:style style:name="P17" style:family="paragraph" style:parent-style-name="Nom_20_du_20_document">
      <style:text-properties fo:color="#000000" style:font-name-complex="Arial"/>
    </style:style>
    <style:style style:name="P18" style:family="paragraph" style:parent-style-name="Tab_5f_évolution">
      <style:paragraph-properties fo:text-align="end" style:justify-single-word="false" fo:orphans="2" fo:widows="2"/>
      <style:text-properties fo:font-weight="bold" style:font-weight-asian="bold" style:font-name-complex="Arial"/>
    </style:style>
    <style:style style:name="P19" style:family="paragraph" style:parent-style-name="Tab_5f_évolution">
      <style:paragraph-properties fo:text-align="end" style:justify-single-word="false" fo:orphans="2" fo:widows="2" style:snap-to-layout-grid="false"/>
      <style:text-properties fo:font-weight="bold" style:font-weight-asian="bold" style:font-name-complex="Arial"/>
    </style:style>
    <style:style style:name="P20" style:family="paragraph" style:parent-style-name="Tab_5f_évolution">
      <style:paragraph-properties fo:text-align="end" style:justify-single-word="false" fo:orphans="2" fo:widows="2"/>
      <style:text-properties fo:font-size="10pt" style:font-size-asian="10pt" style:font-name-complex="Arial"/>
    </style:style>
    <style:style style:name="P21" style:family="paragraph" style:parent-style-name="Tab_5f_évolution">
      <style:paragraph-properties fo:text-align="end" style:justify-single-word="false" fo:orphans="2" fo:widows="2"/>
      <style:text-properties fo:font-size="10pt" fo:language="en" fo:country="US" style:font-size-asian="10pt" style:font-name-complex="Arial"/>
    </style:style>
    <style:style style:name="P22" style:family="paragraph" style:parent-style-name="Tab_5f_évolution">
      <style:paragraph-properties fo:text-align="end" style:justify-single-word="false" fo:orphans="2" fo:widows="2"/>
      <style:text-properties style:font-name-complex="Arial"/>
    </style:style>
    <style:style style:name="P23" style:family="paragraph" style:parent-style-name="Tab_5f_évolution">
      <style:paragraph-properties fo:margin-left="-0.002cm" fo:margin-right="-0.002cm" fo:text-align="end" style:justify-single-word="false" fo:orphans="2" fo:widows="2" fo:text-indent="0cm" style:auto-text-indent="false"/>
      <style:text-properties fo:font-size="10pt" fo:language="en" fo:country="US" style:font-size-asian="10pt" style:font-name-complex="Arial"/>
    </style:style>
    <style:style style:name="P24" style:family="paragraph" style:parent-style-name="Contents_20_1">
      <style:paragraph-properties>
        <style:tab-stops>
          <style:tab-stop style:position="17.5cm" style:type="right" style:leader-style="dotted" style:leader-text="."/>
        </style:tab-stops>
      </style:paragraph-properties>
    </style:style>
    <style:style style:name="P25" style:family="paragraph" style:parent-style-name="Standard">
      <style:text-properties style:font-name="Tahoma" fo:font-size="14pt" fo:font-style="normal" style:font-size-asian="14pt" style:font-style-asian="normal" style:font-size-complex="14pt" style:font-style-complex="normal"/>
    </style:style>
    <style:style style:name="P26" style:family="paragraph" style:parent-style-name="Standard" style:list-style-name="L2">
      <style:text-properties style:font-name="Tahoma" fo:font-size="14pt" fo:font-style="normal" style:font-size-asian="14pt" style:font-style-asian="normal" style:font-size-complex="14pt" style:font-style-complex="normal"/>
    </style:style>
    <style:style style:name="P27" style:family="paragraph" style:parent-style-name="Standard">
      <style:text-properties fo:color="#280099" fo:font-size="16pt" style:font-size-asian="16pt" style:font-name-complex="Arial" style:font-size-complex="16pt"/>
    </style:style>
    <style:style style:name="P28" style:family="paragraph" style:parent-style-name="Standard">
      <style:text-properties style:font-name="Arial"/>
    </style:style>
    <style:style style:name="P29" style:family="paragraph" style:parent-style-name="Standard" style:master-page-name="Standard">
      <style:paragraph-properties style:page-number="1"/>
      <style:text-properties style:font-name-complex="Arial"/>
    </style:style>
    <style:style style:name="P30" style:family="paragraph" style:parent-style-name="Heading_20_1">
      <style:text-properties fo:color="#280099" style:font-name="Tahoma" fo:font-size="14pt" fo:font-style="normal" style:font-size-asian="14pt" style:font-style-asian="normal" style:font-size-complex="14pt" style:font-style-complex="normal"/>
    </style:style>
    <style:style style:name="P31" style:family="paragraph" style:parent-style-name="Heading_20_1" style:master-page-name="">
      <style:paragraph-properties fo:margin-left="0.76cm" fo:margin-right="0cm" fo:margin-top="0cm" fo:margin-bottom="0.423cm" fo:text-align="start" style:justify-single-word="false" fo:keep-together="always" fo:orphans="2" fo:widows="2" fo:text-indent="-0.76cm" style:auto-text-indent="false" style:page-number="auto" fo:break-before="page" fo:background-color="transparent" fo:padding-left="0cm" fo:padding-right="0cm" fo:padding-top="0cm" fo:padding-bottom="0.035cm" fo:border-left="none" fo:border-right="none" fo:border-top="none" fo:border-bottom="0.018cm solid #000000" fo:keep-with-next="always" style:writing-mode="lr-tb">
        <style:background-image/>
      </style:paragraph-properties>
      <style:text-properties fo:text-transform="uppercase" fo:color="#0000ff" style:font-name="Tahoma" fo:font-size="18pt" fo:language="fr" fo:country="CH" fo:font-weight="bold" style:font-name-asian="Times New Roman" style:font-size-asian="16pt" style:font-weight-asian="bold" style:font-name-complex="Garamond" style:font-size-complex="10pt" style:language-complex="ar" style:country-complex="SA"/>
    </style:style>
    <style:style style:name="P32" style:family="paragraph" style:parent-style-name="Heading_20_1" style:master-page-name="">
      <style:paragraph-properties fo:margin-left="0.76cm" fo:margin-right="0cm" fo:margin-top="0cm" fo:margin-bottom="0.423cm" fo:text-align="start" style:justify-single-word="false" fo:keep-together="always" fo:orphans="2" fo:widows="2" fo:text-indent="-0.76cm" style:auto-text-indent="false" style:page-number="auto" fo:break-before="page" fo:background-color="transparent" fo:padding-left="0cm" fo:padding-right="0cm" fo:padding-top="0cm" fo:padding-bottom="0.035cm" fo:border-left="none" fo:border-right="none" fo:border-top="none" fo:border-bottom="0.018cm solid #000000" fo:keep-with-next="always" style:writing-mode="lr-tb">
        <style:background-image/>
      </style:paragraph-properties>
      <style:text-properties fo:text-transform="uppercase" fo:color="#0000ff" style:font-name="Tahoma" fo:font-size="18pt" fo:language="fr" fo:country="CH" fo:font-weight="bold" style:font-name-asian="Times New Roman" style:font-size-asian="16pt" style:font-weight-asian="bold" style:font-name-complex="Arial" style:font-size-complex="10pt" style:language-complex="ar" style:country-complex="SA"/>
    </style:style>
    <style:style style:name="P33" style:family="paragraph" style:parent-style-name="Heading_20_1" style:master-page-name="">
      <style:paragraph-properties fo:margin-left="0.76cm" fo:margin-right="0cm" fo:margin-top="0cm" fo:margin-bottom="0.423cm" fo:text-align="start" style:justify-single-word="false" fo:keep-together="always" fo:orphans="2" fo:widows="2" fo:text-indent="-0.76cm" style:auto-text-indent="false" style:page-number="auto" fo:break-before="page" fo:background-color="transparent" fo:padding-left="0cm" fo:padding-right="0cm" fo:padding-top="0cm" fo:padding-bottom="0.035cm" fo:border-left="none" fo:border-right="none" fo:border-top="none" fo:border-bottom="0.018cm solid #000000" fo:keep-with-next="always" style:writing-mode="lr-tb">
        <style:background-image/>
      </style:paragraph-properties>
      <style:text-properties fo:text-transform="uppercase" fo:color="#0000ff" style:font-name="Tahoma" fo:font-size="18pt" fo:language="fr" fo:country="CH" fo:font-weight="bold" style:font-name-asian="Times New Roman" style:font-size-asian="16pt" style:font-weight-asian="bold" style:font-name-complex="Arial" style:font-size-complex="10pt" style:language-complex="ar" style:country-complex="SA"/>
    </style:style>
    <style:style style:name="P34" style:family="paragraph" style:parent-style-name="Heading_20_1" style:master-page-name="">
      <style:paragraph-properties fo:margin-left="0.76cm" fo:margin-right="0cm" fo:margin-top="0cm" fo:margin-bottom="0.423cm" fo:text-align="start" style:justify-single-word="false" fo:keep-together="always" fo:orphans="2" fo:widows="2" fo:text-indent="-0.76cm" style:auto-text-indent="false" style:page-number="auto" fo:break-before="page" fo:background-color="transparent" fo:padding-left="0cm" fo:padding-right="0cm" fo:padding-top="0cm" fo:padding-bottom="0.035cm" fo:border-left="none" fo:border-right="none" fo:border-top="none" fo:border-bottom="0.018cm solid #000000" fo:keep-with-next="always" style:writing-mode="lr-tb">
        <style:background-image/>
      </style:paragraph-properties>
      <style:text-properties fo:text-transform="uppercase" fo:color="#0000ff" style:font-name="Tahoma" fo:language="fr" fo:country="CH" fo:font-style="normal" fo:font-weight="bold" style:font-name-asian="Times New Roman" style:font-style-asian="normal" style:font-weight-asian="bold" style:font-name-complex="Garamond" style:language-complex="ar" style:country-complex="SA" style:font-style-complex="normal"/>
    </style:style>
    <style:style style:name="P35" style:family="paragraph" style:parent-style-name="Heading_20_1" style:master-page-name="">
      <style:paragraph-properties fo:margin-left="0.76cm" fo:margin-right="0cm" fo:margin-top="0cm" fo:margin-bottom="0.423cm" fo:text-align="start" style:justify-single-word="false" fo:keep-together="always" fo:orphans="2" fo:widows="2" fo:text-indent="-0.76cm" style:auto-text-indent="false" style:page-number="auto" fo:break-before="page" fo:background-color="transparent" fo:padding-left="0cm" fo:padding-right="0cm" fo:padding-top="0cm" fo:padding-bottom="0.035cm" fo:border-left="none" fo:border-right="none" fo:border-top="none" fo:border-bottom="0.018cm solid #000000" fo:keep-with-next="always" style:writing-mode="lr-tb">
        <style:background-image/>
      </style:paragraph-properties>
      <style:text-properties fo:text-transform="uppercase" fo:color="#280099" style:font-name="Tahoma" fo:language="fr" fo:country="CH" fo:font-style="normal" fo:font-weight="bold" style:font-name-asian="Times New Roman" style:font-style-asian="normal" style:font-weight-asian="bold" style:font-name-complex="Garamond" style:language-complex="ar" style:country-complex="SA" style:font-style-complex="normal"/>
    </style:style>
    <style:style style:name="P36" style:family="paragraph" style:parent-style-name="Heading_20_2">
      <style:text-properties fo:color="#280099" style:font-name="Tahoma" fo:font-size="14pt" fo:font-style="normal" style:font-size-asian="14pt" style:font-style-asian="normal" style:font-size-complex="14pt" style:font-style-complex="normal"/>
    </style:style>
    <style:style style:name="P37" style:family="paragraph" style:parent-style-name="Heading_20_2" style:master-page-name="">
      <style:paragraph-properties fo:margin-top="0cm" fo:margin-bottom="0cm" fo:text-align="start" style:justify-single-word="false" fo:orphans="2" fo:widows="2" style:page-number="auto" fo:background-color="transparent" style:writing-mode="lr-tb">
        <style:tab-stops>
          <style:tab-stop style:position="1.752cm"/>
          <style:tab-stop style:position="21.504cm"/>
        </style:tab-stops>
        <style:background-image/>
      </style:paragraph-properties>
      <style:text-properties fo:text-transform="uppercase" fo:color="#280099" style:font-name="Arial" fo:font-size="14pt" fo:language="fr" fo:country="CH" fo:font-weight="bold" style:font-name-asian="Times New Roman" style:font-size-asian="14pt" style:font-weight-asian="bold" style:font-name-complex="Arial" style:font-size-complex="10pt" style:language-complex="ar" style:country-complex="SA"/>
    </style:style>
    <style:style style:name="P38" style:family="paragraph" style:parent-style-name="Heading_20_3">
      <style:text-properties style:font-name="Tahoma" fo:font-size="14pt" fo:language="fr" fo:country="FR" fo:font-style="normal" style:font-size-asian="14pt" style:font-style-asian="normal" style:font-size-complex="14pt" style:font-style-complex="normal"/>
    </style:style>
    <style:style style:name="P39" style:family="paragraph" style:parent-style-name="Heading_20_3">
      <style:text-properties style:font-name="Tahoma" fo:font-size="14pt" fo:font-style="normal" style:font-size-asian="14pt" style:font-style-asian="normal" style:font-size-complex="14pt" style:font-style-complex="normal"/>
    </style:style>
    <style:style style:name="P40" style:family="paragraph" style:parent-style-name="Heading_20_3">
      <style:text-properties fo:color="#280099" style:font-name="Tahoma" fo:font-size="14pt" fo:font-style="normal" style:font-size-asian="14pt" style:font-style-asian="normal" style:font-size-complex="14pt" style:font-style-complex="normal"/>
    </style:style>
    <style:style style:name="P41" style:family="paragraph" style:parent-style-name="Heading_20_3" style:master-page-name="">
      <style:paragraph-properties fo:margin-left="0cm" fo:margin-right="0cm" fo:margin-top="0.423cm" fo:margin-bottom="0cm" fo:text-align="start" style:justify-single-word="false" fo:orphans="2" fo:widows="2" fo:hyphenation-ladder-count="no-limit" fo:text-indent="0cm" style:auto-text-indent="false" style:page-number="auto" fo:background-color="transparent" style:shadow="none" style:writing-mode="lr-tb">
        <style:background-image/>
      </style:paragraph-properties>
      <style:text-properties style:font-name="Tahoma" fo:font-size="14pt" fo:font-style="normal" style:font-size-asian="14pt" style:font-style-asian="normal" style:font-size-complex="14pt" style:font-style-complex="normal" fo:hyphenate="false" fo:hyphenation-remain-char-count="2" fo:hyphenation-push-char-count="2"/>
    </style:style>
    <style:style style:name="P42" style:family="paragraph" style:parent-style-name="Header">
      <style:paragraph-properties style:shadow="none"/>
    </style:style>
    <style:style style:name="P43" style:family="paragraph" style:parent-style-name="sommaire" style:master-page-name="Convert_20_1">
      <style:paragraph-properties style:page-number="1"/>
      <style:text-properties fo:font-style="normal" style:font-style-asian="normal" style:font-name-complex="Arial" style:font-style-complex="normal"/>
    </style:style>
    <style:style style:name="P44" style:family="paragraph" style:parent-style-name="Nom_20_du_20_document">
      <style:text-properties fo:color="#000000" fo:font-size="26pt" fo:font-style="normal" style:font-size-asian="26pt" style:font-style-asian="normal" style:font-name-complex="Arial" style:font-size-complex="26pt" style:font-style-complex="normal"/>
    </style:style>
    <style:style style:name="P45" style:family="paragraph" style:parent-style-name="Contents_20_1">
      <style:text-properties style:font-name="Tahoma" fo:font-size="14pt" fo:language="fr" fo:country="FR" fo:font-style="normal" style:font-size-asian="14pt" style:font-style-asian="normal" style:font-size-complex="14pt" style:font-style-complex="normal"/>
    </style:style>
    <style:style style:name="P46" style:family="paragraph" style:parent-style-name="Contents_20_1">
      <style:text-properties style:font-name="Tahoma" fo:font-size="14pt" fo:font-style="normal" style:font-size-asian="14pt" style:font-style-asian="normal" style:font-size-complex="14pt" style:font-style-complex="normal"/>
    </style:style>
    <style:style style:name="P47" style:family="paragraph" style:parent-style-name="Tab_5f_évolution">
      <style:text-properties style:font-name="Tahoma" fo:font-size="14pt" fo:font-style="normal" style:font-size-asian="14pt" style:font-style-asian="normal" style:font-size-complex="14pt" style:font-style-complex="normal"/>
    </style:style>
    <style:style style:name="P48" style:family="paragraph" style:parent-style-name="corps_20_de_20_texte">
      <style:text-properties fo:font-variant="normal" fo:text-transform="none" fo:color="#252525" style:font-name="Tahoma" fo:font-size="14pt" fo:letter-spacing="normal" fo:font-style="normal" style:text-underline-style="none" fo:font-weight="normal" style:font-name-asian="Tahoma" style:font-size-asian="14pt" style:font-style-asian="normal" style:font-size-complex="14pt" style:font-style-complex="normal"/>
    </style:style>
    <style:style style:name="P49" style:family="paragraph" style:parent-style-name="corps_20_de_20_texte">
      <style:text-properties style:font-name="Tahoma" fo:font-size="14pt" fo:font-style="normal" style:font-size-asian="14pt" style:font-style-asian="normal" style:font-size-complex="14pt" style:font-style-complex="normal"/>
    </style:style>
    <style:style style:name="P50" style:family="paragraph" style:parent-style-name="corps_20_de_20_texte" style:list-style-name="L1">
      <style:text-properties style:font-name="Tahoma" fo:font-size="14pt" fo:font-style="normal" style:font-size-asian="14pt" style:font-style-asian="normal" style:font-size-complex="14pt" style:font-style-complex="normal"/>
    </style:style>
    <style:style style:name="P51" style:family="paragraph" style:parent-style-name="corps_20_de_20_texte">
      <style:text-properties style:font-name="Tahoma" fo:font-size="14pt" fo:font-style="italic" style:font-size-asian="14pt" style:font-style-asian="italic" style:font-size-complex="14pt" style:font-style-complex="italic"/>
    </style:style>
    <style:style style:name="P52" style:family="paragraph" style:parent-style-name="corps_20_de_20_texte">
      <style:text-properties style:font-name="Tahoma" fo:font-size="14pt" fo:language="fr" fo:country="FR" fo:font-style="normal" style:font-size-asian="14pt" style:font-style-asian="normal" style:font-size-complex="14pt" style:font-style-complex="normal"/>
    </style:style>
    <style:style style:name="P53" style:family="paragraph" style:parent-style-name="corps_20_de_20_texte">
      <style:text-properties style:font-name="Tahoma" fo:font-size="14pt" fo:language="fr" fo:country="FR" fo:font-style="normal" style:font-size-asian="14pt" style:font-style-asian="normal" style:font-size-complex="14pt" style:language-complex="ar" style:country-complex="SA" style:font-style-complex="normal"/>
    </style:style>
    <style:style style:name="P54" style:family="paragraph" style:parent-style-name="corps_20_de_20_texte">
      <style:paragraph-properties fo:margin-top="0.212cm" fo:margin-bottom="0.212cm" fo:text-align="justify" style:justify-single-word="false" fo:orphans="2" fo:widows="2" style:writing-mode="lr-tb"/>
      <style:text-properties style:font-name="Tahoma" fo:font-size="14pt" fo:font-style="normal" style:font-size-asian="14pt" style:font-style-asian="normal" style:font-size-complex="14pt" style:font-style-complex="normal"/>
    </style:style>
    <style:style style:name="P55" style:family="paragraph" style:parent-style-name="corps_20_de_20_texte">
      <style:paragraph-properties fo:margin-top="0.212cm" fo:margin-bottom="0.212cm" fo:text-align="justify" style:justify-single-word="false" fo:orphans="2" fo:widows="2" style:writing-mode="lr-tb"/>
      <style:text-properties style:use-window-font-color="true" style:font-name="Tahoma" fo:font-size="14pt" fo:language="fr" fo:country="FR" fo:font-style="normal" style:font-name-asian="Times New Roman" style:font-size-asian="14pt" style:font-style-asian="normal" style:font-name-complex="Arial" style:font-size-complex="14pt" style:language-complex="ar" style:country-complex="SA" style:font-style-complex="normal"/>
    </style:style>
    <style:style style:name="P56" style:family="paragraph" style:parent-style-name="Contents_20_Heading">
      <style:text-properties style:font-name="Tahoma" fo:font-size="14pt" fo:font-style="normal" style:font-size-asian="14pt" style:font-style-asian="normal" style:font-size-complex="14pt" style:font-style-complex="normal"/>
    </style:style>
    <style:style style:name="P57" style:family="paragraph" style:parent-style-name="Contents_20_Heading">
      <style:paragraph-properties fo:margin-top="0.423cm" fo:margin-bottom="0.212cm" fo:text-align="justify" style:justify-single-word="false" fo:orphans="2" fo:widows="2" fo:background-color="transparent" fo:keep-with-next="always" style:writing-mode="lr-tb">
        <style:background-image/>
      </style:paragraph-properties>
      <style:text-properties style:use-window-font-color="true" style:font-name="Tahoma" fo:font-size="14pt" fo:language="fr" fo:country="FR" fo:font-style="normal" style:font-name-asian="Microsoft YaHei" style:font-size-asian="14pt" style:font-style-asian="normal" style:font-name-complex="Mangal" style:font-size-complex="14pt" style:language-complex="ar" style:country-complex="SA" style:font-style-complex="normal"/>
    </style:style>
    <style:style style:name="P58" style:family="paragraph" style:parent-style-name="Contents_20_Heading">
      <style:paragraph-properties fo:margin-top="0.423cm" fo:margin-bottom="0.212cm" fo:text-align="justify" style:justify-single-word="false" fo:orphans="2" fo:widows="2" fo:background-color="transparent" style:writing-mode="lr-tb">
        <style:background-image/>
      </style:paragraph-properties>
      <style:text-properties style:use-window-font-color="true" style:font-name="Tahoma" fo:font-size="14pt" fo:language="fr" fo:country="FR" fo:font-style="normal" style:font-name-asian="Microsoft YaHei" style:font-size-asian="14pt" style:font-style-asian="normal" style:font-name-complex="Mangal" style:font-size-complex="14pt" style:language-complex="ar" style:country-complex="SA" style:font-style-complex="normal"/>
    </style:style>
    <style:style style:name="T1" style:family="text">
      <style:text-properties fo:font-size="10pt" style:font-size-asian="10pt"/>
    </style:style>
    <style:style style:name="T2" style:family="text">
      <style:text-properties style:font-name="Arial" style:font-name-complex="Arial"/>
    </style:style>
    <style:style style:name="T3" style:family="text">
      <style:text-properties style:font-name-complex="Arial"/>
    </style:style>
    <style:style style:name="T4" style:family="text">
      <style:text-properties fo:font-variant="normal" fo:text-transform="none" fo:color="#000000" fo:letter-spacing="normal" style:text-underline-style="none" fo:font-weight="normal" style:font-name-asian="Tahoma"/>
    </style:style>
    <style:style style:name="T5" style:family="text">
      <style:text-properties fo:font-variant="normal" fo:text-transform="none" fo:color="#000000" fo:letter-spacing="normal" style:text-underline-style="none" fo:font-weight="normal" style:font-name-asian="Tahoma" style:font-weight-asian="bold" style:font-weight-complex="bold"/>
    </style:style>
    <style:style style:name="T6" style:family="text">
      <style:text-properties fo:font-variant="normal" fo:text-transform="none" fo:color="#000000" fo:letter-spacing="normal" fo:font-weight="normal"/>
    </style:style>
    <style:style style:name="T7" style:family="text">
      <style:text-properties fo:font-variant="normal" fo:text-transform="none" fo:color="#000000" fo:letter-spacing="normal" fo:font-weight="normal" style:font-name-asian="Times New Roman" style:language-complex="ar" style:country-complex="SA"/>
    </style:style>
    <style:style style:name="T8" style:family="text">
      <style:text-properties fo:font-variant="normal" fo:text-transform="none" fo:color="#000000" style:text-line-through-style="none" fo:letter-spacing="normal" style:text-underline-style="none" fo:font-weight="normal" style:text-blinking="false" style:font-name-asian="Tahoma"/>
    </style:style>
    <style:style style:name="T9" style:family="text">
      <style:text-properties fo:font-variant="normal" fo:text-transform="none" fo:color="#000000" style:text-line-through-style="none" style:font-name="Tahoma" fo:font-size="14pt" fo:letter-spacing="normal" fo:font-style="normal" style:text-underline-style="none" fo:font-weight="normal" style:text-blinking="false" style:font-size-asian="14pt" style:font-style-asian="normal" style:font-weight-asian="bold" style:font-size-complex="14pt" style:font-style-complex="normal" style:font-weight-complex="bold"/>
    </style:style>
    <style:style style:name="T10" style:family="text">
      <style:text-properties fo:font-variant="normal" fo:text-transform="none" fo:color="#000000" style:text-line-through-style="none" style:font-name="Tahoma" fo:font-size="14pt" fo:letter-spacing="normal" fo:font-style="normal" style:text-underline-style="none" fo:font-weight="normal" style:text-blinking="false" style:font-size-asian="14pt" style:font-style-asian="normal" style:font-size-complex="14pt" style:font-style-complex="normal"/>
    </style:style>
    <style:style style:name="T11" style:family="text">
      <style:text-properties fo:font-variant="normal" fo:text-transform="none" fo:color="#000000" style:font-name="Tahoma" fo:font-size="14pt" fo:letter-spacing="normal" fo:font-style="normal" fo:font-weight="normal"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font-name="Tahoma" fo:font-size="14pt" fo:letter-spacing="normal" fo:font-style="normal" fo:font-weight="normal" style:font-size-asian="14pt" style:font-style-asian="normal" style:font-weight-asian="bold" style:font-size-complex="14pt" style:font-style-complex="normal" style:font-weight-complex="bold"/>
    </style:style>
    <style:style style:name="T13" style:family="text">
      <style:text-properties fo:font-variant="normal" fo:text-transform="none" fo:color="#000000" style:font-name="Tahoma" fo:font-size="14pt" fo:letter-spacing="normal" fo:font-style="normal" fo:font-weight="normal" style:font-size-asian="14pt" style:font-style-asian="normal" style:font-size-complex="14pt" style:font-style-complex="normal"/>
    </style:style>
    <style:style style:name="T14" style:family="text">
      <style:text-properties fo:font-variant="normal" fo:text-transform="none" fo:color="#252525" fo:letter-spacing="normal" style:text-underline-style="none" fo:font-weight="normal" style:font-name-asian="Tahoma"/>
    </style:style>
    <style:style style:name="T15" style:family="text">
      <style:text-properties fo:font-variant="normal" fo:text-transform="none" fo:color="#333399" fo:language="fr" fo:country="CH" fo:font-weight="bold" style:font-name-asian="Times New Roman" style:font-weight-asian="bold" style:font-name-complex="Tahoma" style:language-complex="ar" style:country-complex="SA"/>
    </style:style>
    <style:style style:name="T16" style:family="text">
      <style:text-properties fo:font-variant="normal" fo:text-transform="none" fo:letter-spacing="normal" fo:font-weight="normal" style:font-name-asian="Times New Roman" style:language-complex="ar" style:country-complex="SA"/>
    </style:style>
    <style:style style:name="T17" style:family="text">
      <style:text-properties fo:font-variant="normal" fo:text-transform="none" fo:color="#280099" style:font-name="Tahoma" fo:font-size="14pt" fo:letter-spacing="normal" fo:font-style="normal" fo:font-weight="normal" style:font-name-asian="Times New Roman" style:font-size-asian="14pt" style:font-style-asian="normal" style:font-size-complex="14pt" style:language-complex="ar" style:country-complex="SA" style:font-style-complex="normal"/>
    </style:style>
    <style:style style:name="T18" style:family="text">
      <style:text-properties fo:color="#000000"/>
    </style:style>
    <style:style style:name="T19" style:family="text">
      <style:text-properties fo:color="#000000" style:text-underline-style="none" style:font-name-asian="Tahoma" style:font-weight-asian="bold" style:font-weight-complex="bold"/>
    </style:style>
    <style:style style:name="T20" style:family="text">
      <style:text-properties fo:color="#000000" style:text-underline-style="none" fo:font-weight="bold" style:font-name-asian="Tahoma" style:font-weight-asian="bold" style:font-weight-complex="bold"/>
    </style:style>
    <style:style style:name="T21" style:family="text">
      <style:text-properties fo:color="#000000" style:font-name="Tahoma" fo:font-size="14pt" fo:font-style="normal" fo:font-weight="normal" style:font-size-asian="14pt" style:font-style-asian="normal" style:font-weight-asian="normal" style:font-size-complex="14pt" style:font-style-complex="normal" style:font-weight-complex="normal"/>
    </style:style>
    <style:style style:name="T22" style:family="text">
      <style:text-properties fo:language="fr" fo:country="FR"/>
    </style:style>
    <style:style style:name="T23" style:family="text">
      <style:text-properties style:language-complex="ar" style:country-complex="SA"/>
    </style:style>
    <style:style style:name="T24" style:family="text">
      <style:text-properties style:use-window-font-color="true" fo:language="fr" fo:country="FR" style:font-name-asian="Times New Roman" style:font-name-complex="Arial" style:language-complex="ar" style:country-complex="SA"/>
    </style:style>
    <style:style style:name="T25" style:family="text">
      <style:text-properties style:font-name="Tahoma" fo:font-size="14pt" fo:font-style="normal" style:font-size-asian="14pt" style:font-style-asian="normal" style:font-size-complex="14pt" style:font-style-complex="normal"/>
    </style:style>
    <style:style style:name="T26" style:family="text">
      <style:text-properties style:font-name="Tahoma" fo:font-size="14pt" fo:language="fr" fo:country="FR" fo:font-style="normal" style:font-size-asian="14pt" style:font-style-asian="normal" style:font-size-complex="14pt" style:font-style-complex="normal"/>
    </style:style>
    <style:style style:name="T27" style:family="text">
      <style:text-properties fo:font-style="normal" style:font-style-asian="normal" style:font-style-complex="normal"/>
    </style:style>
    <style:style style:name="T28" style:family="text">
      <style:text-properties fo:color="#280099"/>
    </style:style>
    <style:style style:name="T29" style:family="text">
      <style:text-properties fo:color="#280099" style:font-name="Arial" style:font-name-complex="Arial"/>
    </style:style>
    <style:style style:name="T30" style:family="text">
      <style:text-properties fo:color="#280099" style:font-name="Arial" fo:font-size="14pt" style:font-size-asian="14pt" style:font-name-complex="Arial" style:font-size-complex="14pt"/>
    </style:style>
    <style:style style:name="T31" style:family="text">
      <style:text-properties fo:color="#280099" style:font-name="Arial" fo:font-size="16pt" style:font-size-asian="16pt" style:font-name-complex="Arial" style:font-size-complex="16pt"/>
    </style:style>
    <style:style style:name="T32" style:family="text">
      <style:text-properties fo:color="#280099" style:font-name="Tahoma" fo:font-size="14pt" fo:font-style="normal" style:font-size-asian="14pt" style:font-style-asian="normal" style:font-size-complex="14pt" style:font-style-complex="normal"/>
    </style:style>
    <style:style style:name="T33"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fo:margin-left="0.086cm" fo:margin-right="0.499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Modélisation du jeu de GO" text:name="projet"/>
      </text:user-field-decls>
      <text:p text:style-name="P29"/>
      <text:p text:style-name="P2"/>
      <text:p text:style-name="P17"><text:user-field-get text:name="projet">Modélisation du jeu de GO</text:user-field-get></text:p>
      <text:p text:style-name="Nom_20_du_20_document"><text:span text:style-name="Emphase_20_intense"><text:span text:style-name="T2"/></text:span></text:p>
      <text:p text:style-name="Nom_20_du_20_document"><text:span text:style-name="Emphase_20_intense"><text:span text:style-name="T2"/></text:span></text:p>
      <text:p text:style-name="P3"><text:span text:style-name="Emphase_20_intense"><text:span text:style-name="T31">Un jeu ancestral de stratégie dans <text:line-break/>l'ére numérique </text:span></text:span></text:p>
      <text:p text:style-name="P27"/>
      <text:p text:style-name="P18"/>
      <text:p text:style-name="P18"/>
      <text:p text:style-name="P18"/>
      <text:p text:style-name="P44">Rapport de projet</text:p>
      <text:p text:style-name="Standard"/>
      <text:p text:style-name="Standard"/>
      <text:p text:style-name="Standard"/>
      <text:p text:style-name="Standard"/>
      <text:p text:style-name="Standard"/>
      <text:p text:style-name="Standard"/>
      <text:p text:style-name="Standard"/>
      <table:table table:name="Table1" table:style-name="Table1">
        <table:table-column table:style-name="Table1.A"/>
        <table:table-column table:style-name="Table1.B"/>
        <table:table-row table:style-name="Table1.1">
          <table:table-cell table:style-name="Table1.A1" office:value-type="string">
            <text:p text:style-name="P18"/>
          </table:table-cell>
          <table:table-cell table:style-name="Table1.A1" office:value-type="string">
            <text:p text:style-name="P20"/>
          </table:table-cell>
        </table:table-row>
        <table:table-row table:style-name="Table1.1">
          <table:table-cell table:style-name="Table1.A1" office:value-type="string">
            <text:p text:style-name="P19"/>
          </table:table-cell>
          <table:table-cell table:style-name="Table1.A1" office:value-type="string">
            <text:p text:style-name="P23"/>
          </table:table-cell>
        </table:table-row>
        <table:table-row table:style-name="Table1.1">
          <table:table-cell table:style-name="Table1.A1" office:value-type="string">
            <text:p text:style-name="P19"/>
          </table:table-cell>
          <table:table-cell table:style-name="Table1.A1" office:value-type="string">
            <text:p text:style-name="P21"/>
          </table:table-cell>
        </table:table-row>
        <table:table-row table:style-name="Table1.1">
          <table:table-cell table:style-name="Table1.A1" office:value-type="string">
            <text:p text:style-name="P19">Rédigé par :</text:p>
          </table:table-cell>
          <table:table-cell table:style-name="Table1.A1" office:value-type="string">
            <text:p text:style-name="P21">Raphael CAMIZULI</text:p>
          </table:table-cell>
        </table:table-row>
        <table:table-row table:style-name="Table1.1">
          <table:table-cell table:style-name="Table1.A1" office:value-type="string">
            <text:p text:style-name="P18">Rédigé le </text:p>
          </table:table-cell>
          <table:table-cell table:style-name="Table1.B5" office:value-type="date" office:date-value="2015-03-01">
            <text:p text:style-name="P22">01/03/15</text:p>
          </table:table-cell>
        </table:table-row>
        <table:table-row table:style-name="Table1.1">
          <table:table-cell table:style-name="Table1.A1" table:number-columns-spanned="2" office:value-type="string">
            <text:p text:style-name="P4"><text:span text:style-name="T3">Réf. du document : </text:span><text:span text:style-name="T3"><text:file-name text:display="name">rapport programmation Go CAMIZULI Raphael</text:file-name></text:span></text:p>
          </table:table-cell>
          <table:covered-table-cell/>
        </table:table-row>
      </table:table>
      <text:p text:style-name="P20"/>
      <text:section text:style-name="Sect1" text:name="Section1">
        <text:p text:style-name="P43"><text:bookmark-start text:name="__RefHeading__2535_390919005"/>SOMMAIRE<text:bookmark-end text:name="__RefHeading__2535_390919005"/></text:p>
        <text:table-of-content text:style-name="Sect2" text:name="Table of Contents1">
          <text:table-of-content-source text:outline-level="1"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sommaire"/>
            </text:index-source-styles>
          </text:table-of-content-source>
          <text:index-body>
            <text:p text:style-name="P24"><text:a xlink:type="simple" xlink:href="#__RefHeading__2535_390919005"><text:span text:style-name="T28"><text:s/>SOMMAIRE<text:tab/>1</text:span></text:a></text:p>
            <text:p text:style-name="P24"><text:a xlink:type="simple" xlink:href="#__RefHeading__2886_947301790"><text:span text:style-name="T28">1 Résume du projet<text:tab/>2</text:span></text:a></text:p>
            <text:p text:style-name="P24"><text:a xlink:type="simple" xlink:href="#__RefHeading__2537_390919005"><text:span text:style-name="T28">2 historique du jeu du GO<text:tab/>3</text:span></text:a></text:p>
            <text:p text:style-name="P24"><text:a xlink:type="simple" xlink:href="#__RefHeading__636_894511927"><text:span text:style-name="T28">3 analyse fonctionnelle générale<text:tab/>4</text:span></text:a></text:p>
            <text:p text:style-name="P24"><text:a xlink:type="simple" xlink:href="#__RefHeading__580_329129147"><text:span text:style-name="T28">4 Analyse détaillée<text:tab/>6</text:span></text:a></text:p>
            <text:p text:style-name="P24"><text:a xlink:type="simple" xlink:href="#__RefHeading__638_894511927"><text:span text:style-name="T28">5 sdl<text:tab/>8</text:span></text:a></text:p>
            <text:p text:style-name="P24"><text:a xlink:type="simple" xlink:href="#__RefHeading__1591_2141699805"><text:span text:style-name="T28">6 CONCLUSION<text:tab/>10</text:span></text:a></text:p>
            <text:p text:style-name="P24"><text:a xlink:type="simple" xlink:href="#__RefHeading__3160_894511927"><text:span text:style-name="T28">7 Annexe</text:span></text:a><text:a xlink:type="simple" xlink:href="#__RefHeading__3160_894511927"><text:tab/>11</text:a></text:p>
          </text:index-body>
        </text:table-of-content>
      </text:section>
      <text:p text:style-name="P28"/>
      <text:h text:style-name="P32" text:outline-level="1"><text:bookmark-start text:name="__RefHeading__2886_947301790"/>Résume du projet<text:bookmark-end text:name="__RefHeading__2886_947301790"/></text:h>
      <text:p text:style-name="P49">Le sujet du projet est la réalisation d'un jeu originaire de Chine que l'on appelle « GO » , qu'il a fallu réaliser en langage de programmation C.</text:p>
      <text:p text:style-name="P49">pour la réalisation de ce projet nous avons eu comme consigne d'utiliser des pointeurs , de décomposer notre programme sous forme de plusieurs fonction avec un nom qui lui est propre, chaque fonction devait avoir un unique tâche.</text:p>
      <text:p text:style-name="P49">Le projet devait se faire en binôme sur une période d'environ deux semaines et doit être accompagné d'un rapport détaillant le projet et son fonctionnement ainsi que les différents problèmes rencontrés</text:p>
      <text:p text:style-name="P48">Pour réaliser ce projet nous avons eu le choix de faire de la SDL, programme de programmation servant à faire de petites animations en 2D.</text:p>
      <text:p text:style-name="P48"/>
      <text:p text:style-name="P48"><draw:frame draw:style-name="fr4" draw:name="images1" text:anchor-type="as-char" svg:y="0.944cm" svg:width="6.595cm" svg:height="5.69cm" draw:z-index="2"><draw:image xlink:href="http://csimg.choozen.fr/srv/FR/2900354032090/T/300x300/C/FFFFFF/url/ensemble-jeu-de-go-initiation.jpg" xlink:type="simple" xlink:show="embed" xlink:actuate="onLoad"/></draw:frame></text:p>
      <text:h text:style-name="P32" text:outline-level="1"><text:bookmark-start text:name="__RefHeading__2537_390919005"/>historique du jeu du GO<text:bookmark-end text:name="__RefHeading__2537_390919005"/></text:h>
      <text:h text:style-name="P36" text:outline-level="2" text:is-list-header="true"/>
      <text:h text:style-name="P36" text:outline-level="2">Histoire</text:h>
      <text:p text:style-name="Standard"><text:span text:style-name="T32"/></text:p>
      <text:p text:style-name="corps_20_de_20_texte"><text:span text:style-name="T11">Le jeu de go est</text:span><text:span text:style-name="T21"> o</text:span><text:span text:style-name="T12">riginaire de Chine</text:span><text:span text:style-name="T9">. </text:span><text:span text:style-name="T13">Il s'agit du plus ancien jeu de stratégie combinatoire connu. Malgré son ancienneté, le jeu de go continue à jouir d'une grande popularité en </text:span><text:a xlink:type="simple" xlink:href="http://fr.wikipedia.org/wiki/Chine"><text:span text:style-name="T10">Chine</text:span></text:a><text:span text:style-name="T13">, en Corée et au </text:span><text:a xlink:type="simple" xlink:href="http://fr.wikipedia.org/wiki/Japon"><text:span text:style-name="T10">Japon</text:span></text:a><text:span text:style-name="T13">. Dans le reste du monde sa découverte est récente et sa notoriété croissante. Son succès tient autant à la simplicité de ses règles qu'à sa grande richesse combinatoire et sa profondeur stratégique.</text:span></text:p>
      <text:p text:style-name="corps_20_de_20_texte"><text:span text:style-name="T13">Bien que le jeu de go soit un jeu chinois, la terminologie utilisée en Occident est principalement d'origine </text:span><text:a xlink:type="simple" xlink:href="http://fr.wikipedia.org/wiki/Japonais"><text:span text:style-name="T10">japonaise</text:span></text:a><text:span text:style-name="T13">.</text:span></text:p>
      <text:p text:style-name="corps_20_de_20_texte"><text:span text:style-name="T13"/></text:p>
      <text:h text:style-name="P36" text:outline-level="2"><text:span text:style-name="T23">Principe </text:span><text:span text:style-name="T23">e</text:span><text:span text:style-name="T23">t</text:span><text:span text:style-name="T23"> regle du jeu</text:span><text:span text:style-name="T16"> </text:span></text:h>
      <text:p text:style-name="P49">Le but de ce jeu est de capturer les pions de son adversaire. C'est un jeu qui se joue uniquement à 2. Pour jouer à se jeu il faut damier de 9x9 ou 19x19  appelé le goban,<text:span text:style-name="T5"> </text:span><text:span text:style-name="T4">sur lequel est tracé une grille de 19 lignes horizontales</text:span><text:span text:style-name="T8"> </text:span><text:span text:style-name="T4">par 19 lignes verticales, qui déterminent 361 intersections, mais ce </text:span><text:span text:style-name="T14">nombre de lignes est parfois réduit (souvent ramené à 13 × 13 ou 9 × 9 lignes) pour jouer des parties rapides ou pour faciliter l'apprentissage des règles du jeu.</text:span></text:p>
      <text:p text:style-name="P49"><text:span text:style-name="T14">Chaque joueur </text:span><text:span text:style-name="T4">t</text:span><text:span text:style-name="T5">ente de contrôler le plan de jeu en y construisant des «territoires» qui se comptent en points. Les pions d'un joueur ne peuvent que être place sur les intersections de ligne et des colonnes. </text:span></text:p>
      <text:p text:style-name="P49">Pour capturer les pions adverses le joueur doit encercle un ou les pions adversaire en tout en étant en contact avec eux et forme une boucle afin de capture tout les pions adversaire a l’intérieur de celle-ci. </text:p>
      <text:p text:style-name="P49"><text:span text:style-name="T19">À la fin de la partie, il reste des pierres qui sont impossibles à capturer et qui ainsi délimitent des territoires. On compte un point par intersection libre dans chaque territoire et un point pour chaque prisonnier</text:span><text:span text:style-name="T20"> </text:span><text:span text:style-name="T19">(pierre</text:span><text:span text:style-name="T20"> </text:span><text:span text:style-name="T19">prise ou morte) capturé . Le vainqueur est celui qui obtient le plus de points. Dans notre cas nous conterons les pions capture.</text:span><text:span text:style-name="T20"> </text:span></text:p>
      <text:p text:style-name="P49"><text:span text:style-name="T6"><text:s text:c="4"/></text:span></text:p>
      <text:h text:style-name="Heading_20_1" text:outline-level="1"><text:bookmark-start text:name="__RefHeading__636_894511927"/>analyse fonctionnelle générale<text:bookmark-end text:name="__RefHeading__636_894511927"/></text:h>
      <text:h text:style-name="P36" text:outline-level="2"><text:bookmark-start text:name="__RefHeading__3156_894511927"/>Présentation du jeu<text:bookmark-end text:name="__RefHeading__3156_894511927"/></text:h>
      <text:p text:style-name="Standard"><text:span text:style-name="T32"/></text:p>
      <text:h text:style-name="P38" text:outline-level="3">Matériel</text:h>
      <text:p text:style-name="Standard"><text:span text:style-name="T26"/></text:p>
      <text:p text:style-name="P49"><text:tab/>Un plateau constitué de 9 lignes et 9 colonnes</text:p>
      <text:p text:style-name="P49"><text:tab/>Deux lots de pions (ou pierres), en général des noirs et des blancs</text:p>
      <text:p text:style-name="P49">Une partie du programme sera dédié à la définition du plateau. Dans le jeu sur plateau de bois, les pions sont posés sur les intersections des lignes. Dans le programme, ces intersections seront remplacées par des cases (81 cases dans le plateau choisi).</text:p>
      <text:p text:style-name="P49">Une autre partie du programme garera les pions en terme de couleur, puis de changement de couleur en cas de capture.</text:p>
      <text:p text:style-name="P49">Si dans le jeu réel, le nombre de pions est fini (mais largement supérieur au besoin), dans la version virtuelle, ce paramètre ne sera pas pris en compte.</text:p>
      <text:p text:style-name="P49"/>
      <text:h text:style-name="P39" text:outline-level="3"><text:span text:style-name="T22">But du jeu</text:span></text:h>
      <text:p text:style-name="Standard"><text:span text:style-name="T26"/></text:p>
      <text:p text:style-name="P52">Dans cette partie, le programme gérera les participants (2 joueurs, ou 1 joueur contre la machine).</text:p>
      <text:p text:style-name="P54"><text:span text:style-name="T22">L’essentiel du jeu est de positionner de manière stratégique des pions le plateau. Un </text:span><text:span text:style-name="T24">ensemble de pions de même couleur constituent un territoire. Si un pion se retrouve encadré par des pions adverses, il est capturé et par conséquent doit changer de couleur.</text:span></text:p>
      <text:p text:style-name="P54"><text:span text:style-name="T24">Une partie du programme devra donc gérer le positionnement de chaque pion. Une série de test devra valider si le pion doit être comme prisonniers ou non. Si le pion est prisonnier, il devra changer de couleur.</text:span></text:p>
      <text:p text:style-name="P54"><text:span text:style-name="T24"/></text:p>
      <text:p text:style-name="P45"><text:soft-page-break/></text:p>
      <text:p text:style-name="P45">Début de partie</text:p>
      <text:p text:style-name="P49">Au départ, le damier est vide et le joueur qui possède les pions noir commence.</text:p>
      <text:p text:style-name="P49"/>
      <text:p text:style-name="P46">Cours du jeu</text:p>
      <text:p text:style-name="P49">Chacun leur tour, les joueurs posent un pion où ils le souhaitent sur la surface de jeu. Par contre il ne peuvent ni l'enlever ni le déplacer losrqu'il est déjà en place.il n'est pas possible non plus de poser un pion sur une place occupée.</text:p>
      <text:p text:style-name="P49">Le programme doit s'articuler sur une bascule (passage d'un joueur à un autre), tout en validant le coup joué. La validation prendra surtout en compte l'occupation de la case. Si le pion posé est sur une case occupe, un message indiquera que le coup est invalide. Le programme invitera le joueur à refaire une proposition.</text:p>
      <text:p text:style-name="P49"/>
      <text:p text:style-name="P46">Capture des pions</text:p>
      <text:p text:style-name="P49">Pour capturer un ou des pions, il faut que ceux ci soient encerclés par les pions adverses. Les pions doivent tous être en contact direct pour la capture (aucune case vide dans la limite du territoire pour les assaillants, ni dans le domaine à défendre pour les prisonniers.</text:p>
      <text:p text:style-name="P49"/>
      <text:p text:style-name="P46">Fin de partie</text:p>
      <text:p text:style-name="P49">La partie se termine suivant un des deux critères :</text:p>
      <text:p text:style-name="P49"><text:tab/>il n'y a plus d'espace pour jouer (poser un pion)</text:p>
      <text:p text:style-name="P49"><text:tab/>un des joueurs passe deux fois son tour (cela veut dire qu'il ne peut vraiment plus jouer)</text:p>
      <text:p text:style-name="P49"/>
      <text:p text:style-name="P46"><text:soft-page-break/></text:p>
      <text:p text:style-name="P46">Autre besoin</text:p>
      <text:p text:style-name="P49">Certaine des ces particularités seront proposée et effectuées en debut de programme.</text:p>
      <text:p text:style-name="P49">Ce jeu se joue avec uniquement deux joueurs. Cependant la technologie nous permet de pouvoir jouer contre une machine (IA; Intelligence Artificielle). Nous conserverons cette possibilité en proposant l'option en début de programme. </text:p>
      <text:p text:style-name="P49">En terme de besoin et de convivialité un jeu, nous proposerons aussi aux joueurs de choisir la couleur des pions. Cette option déterminera le joueur qui débutera la partie (dans ce jeu, ce sera le joueur qui possède les pions noirs.</text:p>
      <text:p text:style-name="P51"><text:span text:style-name="T27">Il sera aussi possible de proposer à l’un des joueurs un handicap. Cela consistera à placer sur la table un certain nombre de pions pour des joueurs. Il en choisira lui-même le nombre ainsi que  la position sur la table. La fin de</text:span> <text:span text:style-name="T27">cette option sera commandée par le joueur lui-même par une commande à définir.</text:span></text:p>
      <text:p text:style-name="P49">D’une manière générale, ce type de jeu demande énormément de temps pour une partie. Il est possible que le où les joueurs que ne puissent terminer leur session. En termes d’option, il y aura donc aussi la possibilité de sauvegarder une partie qui n’a pu aller à son terme, ainsi que la possibilité de la recharger afin de pouvoir la terminer. Les paramètres de la partie seront stockés dans un fichier qui sera rappelé le cas échéant.</text:p>
      <text:p text:style-name="P55">Dans ce programme, à chaque fois qu’une saisie sera nécessaire, l’utilisateur se verra proposer les réponses attendues. Les saisies seront comparées aux propositions. La question sera reposée à l’utilisateur jusqu’à ce qu’il entre une réponse conforme aux attentes. L'e1ncadrement de la saisie permet d’éviter des problèmes dans le déroulement du programme.</text:p>
      <text:h text:style-name="P31" text:outline-level="1"><text:bookmark-start text:name="__RefHeading__580_329129147"/>Analyse détaillée<text:bookmark-end text:name="__RefHeading__580_329129147"/></text:h>
      <text:h text:style-name="P37" text:outline-level="2">Structuration du programme</text:h>
      <text:p text:style-name="Standard"/>
      <text:p text:style-name="P25">Présentation des blocs de programme :</text:p>
      <text:p text:style-name="Standard"/>
      <text:p text:style-name="Standard"/>
      <text:p text:style-name="Standard"><draw:frame draw:style-name="fr3" draw:name="graphics3" text:anchor-type="paragraph" svg:width="11.291cm" svg:height="13.578cm" draw:z-index="1"><draw:image xlink:href="Pictures/200000CC00002C1A0000350BE72724CB.svm" xlink:type="simple" xlink:show="embed" xlink:actuate="onLoad"/></draw:frame></text:p>
      <text:p text:style-name="Standard"/>
      <text:p text:style-name="P25">Chaque block a une fonction spécifique pour le programme. Le lien essentiel entre ce blocks se fera par la partie « gestion générale du jeu »</text:p>
      <text:p text:style-name="P25"><text:soft-page-break/></text:p>
      <text:h text:style-name="P36" text:outline-level="2">Détail par bock</text:h>
      <text:p text:style-name="Standard"><text:span text:style-name="T32"/></text:p>
      <text:h text:style-name="P39" text:outline-level="3">Définition de la table de jeu</text:h>
      <text:p text:style-name="P25">Définition de la table de jeu de 9x9 cases. Les numéros des lignes et colonnes seront affichés pour faciliter le repérage visuel. Ces affectations serviront aussi pour les différents calculs.</text:p>
      <text:h text:style-name="P39" text:outline-level="3">Gestion de pierre retirées</text:h>
      <text:p text:style-name="P49">Ce bloc permet aussi l’évolution du jeu. C'est la partie où l'on retire les pierres dites « mortes »</text:p>
      <text:p text:style-name="P49">Après une validation de la demande de retrait des pierres, le joueur devra choisir la pierre a retirer. Pour cela il saisira le numéro de la case qu'i désire jouer.</text:p>
      <text:p text:style-name="P49">Le programme vérifiera si la saisie de la case est correcte.Le joueur donc pourra arrêter de mettre fin aux retrait des pierres par saisie de la commande proposée.</text:p>
      <text:p text:style-name="P49">A noter, que pour chaque saisies, la proposition de phase de jeu sera affichée ainsi que les propositions de réponses. Les entrées seront testées, afin de valider l’action en cours. Cette procédure sera valable que tout au long du programme.</text:p>
      <text:h text:style-name="P39" text:outline-level="3">Gestion du handicap</text:h>
      <text:p text:style-name="P49">Conformément à la règle, la gestion du handicap le consiste à placer entre une et neuf pierre sur le plateau. Un compteur sera mis en place avec pour 9 pierres à poser. Le joueur pourra  aussi volontairement ne pas utiliser le nombre maximum le handicap par une simple commande. Comme précisé dans la règle, la pose de ces pierres est destinée à favoriser le joueur qui commence (donc celui qui possède les pions noirs). </text:p>
      <text:p text:style-name="P49">A la fin de cette séquence, et après le choix du nombre de joueurs, la table s’affiche  avec un les pions est posé pour le handicap</text:p>
      <text:p text:style-name="P49"/>
      <text:p text:style-name="P49"><text:soft-page-break/></text:p>
      <text:h text:style-name="P41" text:outline-level="3"><text:span text:style-name="T15">Calcul</text:span> du <text:span text:style-name="T15">score</text:span></text:h>
      <text:p text:style-name="P53">Dans la règle du jeu, il est établi que le joueur en possédant les pions blancs, aura un bonus de points. A l’inverse, l’adversaire un score vierge. Au début de chaque partie, les variables seront formatées en conséquence.</text:p>
      <text:p text:style-name="P53"/>
      <text:h text:style-name="P39" text:outline-level="3">Gestion des parties sauvegardées</text:h>
      <text:p text:style-name="P25">Le programme fera appel à un fichier formaté en conséquence (fichier texte). Un certain nombre de partie seront sauvegardées. Il suffira de rappeler la partie par son numéro de sauvegarde.</text:p>
      <text:p text:style-name="P25">Dans le cas où la partie n'existe pas ou tout autre anomalie, le programme affichera un message d'erreur. Le programme reprendra son cours en proposant l'option du nombre de joueur.</text:p>
      <text:p text:style-name="P25"/>
      <text:h text:style-name="P39" text:outline-level="3">Gestion de la sauvegarde et des parties sauvegardées</text:h>
      <text:p text:style-name="P25">La structure de cette partie est sensiblement la même que dans le block de programme précèdent.</text:p>
      <text:p text:style-name="P25">Le nom de la variable de stockage change.</text:p>
      <text:p text:style-name="P25"/>
      <text:h text:style-name="P39" text:outline-level="3">Calcul des bonus</text:h>
      <text:p text:style-name="P25">Cette phase s'articule en deux parties ;</text:p>
      <text:p text:style-name="P25">La table des bonus est paramétrée dans le programme. Il y a 4 types de bonus. La définition de la variable prend en compte la condition d'affectation.</text:p>
      <text:p text:style-name="P25">Par exemple ; int Bonus0Liberte = 200, correspond à la situation où il n'y a plus de degré de liberté. Le programme testera s'il reste des possibilité de mouvement et affectera les points en conséquence.</text:p>
      <text:p text:style-name="P25"/>
      <text:p text:style-name="P25"><text:soft-page-break/></text:p>
      <text:h text:style-name="P39" text:outline-level="3"><text:span text:style-name="T28">Gestion du jeu et des </text:span>positions des pions(avancement des pions et des prisonniers)</text:h>
      <text:p text:style-name="Standard"><text:span text:style-name="T25"/></text:p>
      <text:p text:style-name="P25">Ce block est un des plus longs du programme. </text:p>
      <text:p text:style-name="P49">Cette partie est aussi l'essentiel du programme. Il est géré :</text:p>
      <text:list xml:id="list8963671305481228241" text:style-name="L1">
        <text:list-item>
          <text:p text:style-name="P50">la validité du coup joué</text:p>
        </text:list-item>
        <text:list-item>
          <text:p text:style-name="P50">l'identité du joueur en lice et la pile de pion sélectionne</text:p>
        </text:list-item>
        <text:list-item>
          <text:p text:style-name="P50">la longueur du territoire</text:p>
        </text:list-item>
        <text:list-item>
          <text:p text:style-name="P50">le nombre de case à occupe</text:p>
        </text:list-item>
        <text:list-item>
          <text:p text:style-name="P50">un signal en cas de coup non valide</text:p>
        </text:list-item>
        <text:list-item>
          <text:p text:style-name="P50">le changement de joueur dès que le coup es validé et joué</text:p>
        </text:list-item>
        <text:list-item>
          <text:p text:style-name="P50"/>
        </text:list-item>
      </text:list>
      <text:p text:style-name="P49">Tout d'abord, il faut définir des variables que l'on peut dire internes, dans la mesure où aucunes ne seront affichées. Elle ne serviront que pour les calculs et vérification.</text:p>
      <text:p text:style-name="P49">La suite de jeu au travers du programme se déroulera par étape :</text:p>
      <text:p text:style-name="P49"/>
      <text:p text:style-name="P56">Étape 1</text:p>
      <text:p text:style-name="P56"/>
      <text:p text:style-name="P49">Le programme est conçu pour le vérifier si un joueur peut placer un pion dans une case. Au fil des coups joués, le programme vérifiera si le joueur place un pion sur une case occupée. </text:p>
      <text:p text:style-name="P49">Combiné à divers tests logiques, le programme gère les territoires de chaque joueur à ce que la continuité des territoires</text:p>
      <text:p text:style-name="P49"/>
      <text:p text:style-name="P49"><text:soft-page-break/></text:p>
      <text:p text:style-name="P57">Étape 2</text:p>
      <text:p text:style-name="P49">A cette étape, la programmation valide que le joueur en lice arrive bien sur ;</text:p>
      <text:list xml:id="list3665256315484597696" text:style-name="L2">
        <text:list-item>
          <text:p text:style-name="P26">une case vide</text:p>
        </text:list-item>
        <text:list-item>
          <text:p text:style-name="P26">une case occupée par l'adversaire</text:p>
        </text:list-item>
        <text:list-item>
          <text:p text:style-name="P26"/>
        </text:list-item>
      </text:list>
      <text:p text:style-name="P49">La structure de test est similaire à l'étape précédente. La séquence est plus courte car certaines données sont issues des tests précédents.</text:p>
      <text:p text:style-name="P49"/>
      <text:p text:style-name="P58">Étape 3</text:p>
      <text:p text:style-name="P54">Dans la mesure où le choix du joueur respecte les règles, le coup sera joué (validé) et la partie continuera </text:p>
      <text:p text:style-name="P55">Quand un joueur capture un pion, celui –ci est sorti du jeu. </text:p>
      <text:p text:style-name="P55">Le programme comptabilise les points pour chaque coup joué et les attribue à chaque joueur.</text:p>
      <text:p text:style-name="P55"/>
      <text:h text:style-name="P40" text:outline-level="3">Validité des coups joués</text:h>
      <text:p text:style-name="Standard"><text:span text:style-name="T32"/></text:p>
      <text:p text:style-name="P54">Cette partie du programme gère la validité du coup joué. Il est aussi évalué dans cette partie <text:span text:style-name="T24">du programme la valeur du coup joué.</text:span></text:p>
      <text:p text:style-name="P55">La validité du coup joué est conditionnée par une série de tests logiques. </text:p>
      <text:p text:style-name="P55">Dans cette partie, le programme mets à l’affichage du tableau</text:p>
      <text:p text:style-name="P55"/>
      <text:p text:style-name="P55"/>
      <text:p text:style-name="P55"><text:soft-page-break/></text:p>
      <text:h text:style-name="P40" text:outline-level="3">Gestion générale du jeu </text:h>
      <text:p text:style-name="P49">Cette partie de programme gère la représentation et l’affichage du jeu.</text:p>
      <text:p text:style-name="P49">Dans un premier temps le programme proposera de continuer une partie sauvegardée. Si l’utilisateur ne souhaite pas que reprendre une partie déjà entamée, on recommence un processus.</text:p>
      <text:p text:style-name="P49"/>
      <text:p text:style-name="P49">Dans un premier temps le programme proposera l’option de jeu ;</text:p>
      <text:p text:style-name="P47">Deux joueurs</text:p>
      <text:p text:style-name="P47">Jeu contre l’ordinateur</text:p>
      <text:p text:style-name="P49">Dans un second temps, on joueurs choisira ou non s’il a un handicap. Puis il placera un maximum de neuf pions pour le handicap. Comme nous l’avons précisé dans un paragraphe précédent,</text:p>
      <text:p text:style-name="P49">Les pions de handicap seront noirs et par conséquent le joueur possédant les noirs, commencera.</text:p>
      <text:p text:style-name="P49">La question suivante portera sur le choix de la couleur des pions par l’un des joueurs.</text:p>
      <text:p text:style-name="P49"> </text:p>
      <text:p text:style-name="P49">Outre l’affichage du plateau de jeu, cette partie de programme gèrera les autres d’affichage. Par exemple, il est possible de citer le joueur en lice, l’avertissement d’une réponse erronée.</text:p>
      <text:p text:style-name="P49"> </text:p>
      <text:p text:style-name="P49">Cette partie soigne l’interface homme machine en facilitant le mode de lecture à l’écran, la saisie simplifiée et orientée (les réponses sont suggérées et comparées).</text:p>
      <text:p text:style-name="P49"/>
      <text:p text:style-name="P49"/>
      <text:h text:style-name="P34" text:outline-level="1"><text:bookmark-start text:name="__RefHeading__638_894511927"/>sdl<text:bookmark-end text:name="__RefHeading__638_894511927"/></text:h>
      <text:h text:style-name="P36" text:outline-level="2"><text:bookmark-start text:name="__RefHeading__876_1084356629"/>Qu'est ce que la sdl ( simple directmedia layer )<text:bookmark-end text:name="__RefHeading__876_1084356629"/></text:h>
      <text:p text:style-name="Standard"><text:span text:style-name="T32"/></text:p>
      <text:p text:style-name="P49">Simple DirectMedia Layer est une bibliothèque multiplate-forme de développement conçu pour fournir un accès au son, clavier, souris, joystick, et des graphiques matériel via OpenGL et Direct3D.</text:p>
      <text:p text:style-name="P49"/>
      <text:h text:style-name="P36" text:outline-level="2">Utilisation de la SDL</text:h>
      <text:p text:style-name="Standard"><text:span text:style-name="T32"/></text:p>
      <text:p text:style-name="P49">Pour ce projet nous avions la possibilité d’utiliser la SDL pour réaliser ce projet, même si nous aurions pu faire sans.</text:p>
      <text:p text:style-name="P55">Pour des raisons pratiques et de lisibilité nous avons tenue à utiliser la SDL.En utilisant cet outil, notre objectif est de rendre le programme plus convivial. En effet, il est possible de faire apparaître une fenêtre avec la table, est de réaliser l’acquisition par l’intermédiaire d’une souris plutôt que le clavier. </text:p>
      <text:p text:style-name="P49">Le principal problème était le manque de maîtrise de cet outil. L’apprentissage de l’utilisation de la SDL s’est fait grâce à divers tutoriels.</text:p>
      <text:p text:style-name="P55">Pour maîtriser la SDL, il est nécessaire d’avoir une connaissance approfondie du langage C </text:p>
      <text:p text:style-name="P55"/>
      <text:h text:style-name="P36" text:outline-level="2"><text:bookmark-start text:name="__RefHeading__567_1733212143"/>fonction SDL<text:bookmark-end text:name="__RefHeading__567_1733212143"/></text:h>
      <text:p text:style-name="Standard"><text:span text:style-name="T32"/></text:p>
      <text:p text:style-name="P55"><text:span text:style-name="T18">Il est donc possible de pouvoir gér</text:span>er via cette interface des fenêtres, des sons, des acquisitions.</text:p>
      <text:p text:style-name="P55">Dans notre programme il existe plusieurs fonctions en rapport avec le type SDL.</text:p>
      <text:p text:style-name="P55">Par exemple il a une fonction « SDL_.. » qui va servir à à l’affichage d’une fenêtre. Le complément SDL permettra de gérer la taille de cette fenêtre.</text:p>
      <text:p text:style-name="P55"><text:soft-page-break/></text:p>
      <text:p text:style-name="P55">En utilisant cette fonction, nous comptons ouvrir une fenêtre montrant la table de jeu. Dans la mesure du possible nous souhaitons utiliser cette fenêtre comme table de jeu. Par conséquent elle servira aussi à la pose des pions de joueurs.</text:p>
      <text:p text:style-name="P54"/>
      <text:p text:style-name="P54">P<text:span text:style-name="T24">our rendre le jeu encore plus convivial, il serait intéressant avec des sons. Par exemple nous pouvons sonoriser une entrée erronée par un son de klaxon (allusion a un jeu radiophonique). De même que chaque action toute être illustré par un son. </text:span></text:p>
      <text:p text:style-name="P54"><text:span text:style-name="T24"/></text:p>
      <text:h text:style-name="P36" text:outline-level="2">Mise en pratique</text:h>
      <text:p text:style-name="Standard"><text:span text:style-name="T32"/></text:p>
      <text:p text:style-name="P55">Malgré une étude approfondie des divers tutoriaux, l’intégration de la SDL et la mise en pratique n’a pas permis de réaliser un programme efficace.</text:p>
      <text:p text:style-name="P55">C’est pour cela, que la totalité de la programmation se fera en langage C. Au niveau de la restitution, nous  nous contenterons d’une fenêtre noire et d’une table de jeu avec des intersections visibles.</text:p>
      <text:p text:style-name="P55"/>
      <text:p text:style-name="P55"/>
      <text:p text:style-name="P55"/>
      <text:p text:style-name="P55"/>
      <text:p text:style-name="P55"/>
      <text:p text:style-name="P55"/>
      <text:p text:style-name="P55"/>
      <text:p text:style-name="P55"/>
      <text:p text:style-name="P55"/>
      <text:h text:style-name="P35" text:outline-level="1"><text:bookmark-start text:name="__RefHeading__1591_2141699805"/>CONCLUSION<text:bookmark-end text:name="__RefHeading__1591_2141699805"/></text:h>
      <text:p text:style-name="P25">Nous avons terminé notre programme et vérifié sont bon fonctionnement qui répond à nos attentes excepté la fonction servant a enlever les points automatique que nous avons <text:s/>remplacé par une fonction permettant de les enlever manuellement en les ôtant un par un.</text:p>
      <text:p text:style-name="P25"/>
      <text:p text:style-name="P25">Nous avons renoncé à utiliser la SDL car malgré le fait que cela permette une meilleur représentation du jeu car cela demandait beaucoup de calculs et demandait trop de temps.</text:p>
      <text:p text:style-name="P25"/>
      <text:p text:style-name="P25">La volonté de réaliser le programme en 5 grandes fonctions (architecture du programme) permet de traiter sans interaction les demandes spécifiques du jeu. </text:p>
      <text:p text:style-name="P25"/>
      <text:p text:style-name="P25">Chaque partie est conçus de manière la plus courte possible afin de conserver une vitesse d’exécution optimale. Dans ce programme « simple », la différence ne sera pas vraiment perceptible.</text:p>
      <text:p text:style-name="P25"/>
      <text:p text:style-name="P25">Le découpage permets aussi, lors de test d'identifier les manquement au fonctionnement du jeu voire au règle du jeu. </text:p>
      <text:p text:style-name="P25"/>
      <text:p text:style-name="P25">La volonté d'avoir un programme ne permet probablement pas de gérer de manière exhaustive tous les cas possible d'incident.</text:p>
      <text:p text:style-name="P25"/>
      <text:p text:style-name="P25"/>
      <text:h text:style-name="P30" text:outline-level="1"><text:bookmark-start text:name="__RefHeading__3160_894511927"/>Annexe<text:bookmark-end text:name="__RefHeading__3160_894511927"/></text:h>
      <text:p text:style-name="P25">Règle du jeu §3 <text:s/>source Wikipédia <text:s/></text:p>
      <text:p text:style-name="P25"/>
      <text:p text:style-name="P25"><text:a xlink:type="simple" xlink:href="http://fr.wikipedia.org/wiki/Puluc">http://fr.wikipedia.org/wiki/Puluc</text:a></text:p>
      <text:p text:style-name="P25"/>
      <text:p text:style-name="P25">Site du zéro</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Garamond" svg:font-family="Garamond"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CommercialScript BT" svg:font-family="'CommercialScript BT'" style:font-family-generic="script" style:font-pitch="variable"/>
    <style:font-face style:name="Monotype Corsiva" svg:font-family="'Monotype Corsiva'" style:font-family-generic="script" style:font-pitch="variable"/>
    <style:font-face style:name="Arial" svg:font-family="Arial" style:font-family-generic="swiss" style:font-pitch="variable"/>
    <style:font-face style:name="Arial1" svg:font-family="Arial" style:font-adornments="Italique" style:font-family-generic="swiss" style:font-pitch="variable"/>
    <style:font-face style:name="Calibri" svg:font-family="Calibri" style:font-family-generic="swiss" style:font-pitch="variable"/>
    <style:font-face style:name="Tahoma" svg:font-family="Tahoma" style:font-family-generic="swiss" style:font-pitch="variable"/>
    <style:font-face style:name="ZapfChancery" svg:font-family="ZapfChancery, 'Monotype Corsiv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212cm" fo:margin-bottom="0.212cm" fo:text-align="justify" style:justify-single-word="false" fo:orphans="2" fo:widows="2" style:page-number="auto" fo:background-color="transparent" style:writing-mode="lr-tb">
        <style:background-image/>
      </style:paragraph-properties>
      <style:text-properties style:use-window-font-color="true" style:font-name="Arial" fo:font-size="12pt" fo:language="fr" fo:country="FR" fo:font-style="italic" style:font-name-asian="Times New Roman" style:font-size-asian="12pt" style:font-style-asian="italic" style:font-name-complex="Arial"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cm" fo:text-align="center" style:justify-single-word="false" style:text-autospace="none" style:punctuation-wrap="simple" style:vertical-align="baseline"/>
    </style:style>
    <style:style style:name="List" style:family="paragraph" style:parent-style-name="Text_20_body" style:class="list">
      <style:text-properties style:font-name-complex="Mangal1"/>
    </style:style>
    <style:style style:name="Caption" style:family="paragraph" style:parent-style-name="Standard" style:next-style-name="Standard" style:class="extra">
      <style:paragraph-properties fo:margin="100%" fo:margin-left="2.501cm" fo:margin-right="0cm" fo:margin-top="0cm" fo:margin-bottom="0cm" fo:text-align="start" style:justify-single-word="false" fo:text-indent="0cm" style:auto-text-indent="false"/>
      <style:text-properties style:font-name="Arial" style:font-name-complex="Arial"/>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76cm" fo:margin-right="0cm" fo:margin-top="0cm" fo:margin-bottom="0.423cm" fo:text-align="start" style:justify-single-word="false" fo:keep-together="always" fo:text-indent="-0.76cm" style:auto-text-indent="false" fo:break-before="page" fo:padding-left="0cm" fo:padding-right="0cm" fo:padding-top="0cm" fo:padding-bottom="0.035cm" fo:border-left="none" fo:border-right="none" fo:border-top="none" fo:border-bottom="0.018cm solid #000000" fo:keep-with-next="always"/>
      <style:text-properties fo:text-transform="uppercase" fo:color="#0000ff" style:font-name="Tahoma" fo:font-size="16pt" fo:language="fr" fo:country="CH" fo:font-style="normal" fo:font-weight="bold" style:font-size-asian="16pt" style:font-style-asian="normal" style:font-weight-asian="bold" style:font-name-complex="Garamond" style:font-size-complex="16pt" style:font-style-complex="normal"/>
    </style:style>
    <style:style style:name="Heading_20_2" style:display-name="Heading 2" style:family="paragraph" style:parent-style-name="Standard" style:next-style-name="Standard" style:auto-update="true" style:default-outline-level="2" style:class="text">
      <style:paragraph-properties fo:margin-top="0cm" fo:margin-bottom="0cm" fo:text-align="start" style:justify-single-word="false">
        <style:tab-stops>
          <style:tab-stop style:position="1.752cm"/>
          <style:tab-stop style:position="21.504cm"/>
        </style:tab-stops>
      </style:paragraph-properties>
      <style:text-properties fo:text-transform="uppercase" fo:color="#3366ff" style:font-name="Arial" fo:font-size="14pt" fo:language="fr" fo:country="CH" fo:font-style="normal" fo:font-weight="bold" style:font-size-asian="14pt" style:font-style-asian="normal" style:font-weight-asian="bold" style:font-name-complex="Arial" style:font-style-complex="normal"/>
    </style:style>
    <style:style style:name="Heading_20_3" style:display-name="Heading 3" style:family="paragraph" style:parent-style-name="Heading_20_2" style:next-style-name="Standard" style:auto-update="true" style:default-outline-level="3" style:class="text" style:master-page-name="">
      <style:paragraph-properties fo:margin="100%" fo:margin-left="0cm" fo:margin-right="1.401cm" fo:margin-top="0.423cm" fo:margin-bottom="0cm" fo:hyphenation-ladder-count="no-limit" fo:text-indent="0cm" style:auto-text-indent="false" style:page-number="auto" fo:background-color="transparent" style:shadow="none">
        <style:tab-stops/>
        <style:drop-cap/>
        <style:background-image/>
      </style:paragraph-properties>
      <style:text-properties fo:font-variant="normal" fo:text-transform="none" fo:color="#333399" fo:font-size="13pt" style:font-name-complex="Tahoma" fo:hyphenate="false" fo:hyphenation-remain-char-count="2" fo:hyphenation-push-char-count="2"/>
    </style:style>
    <style:style style:name="Heading_20_4" style:display-name="Heading 4" style:family="paragraph" style:parent-style-name="Heading_20_3" style:next-style-name="Standard" style:default-outline-level="4" style:class="text">
      <style:paragraph-properties fo:keep-with-next="always">
        <style:tab-stops>
          <style:tab-stop style:position="3.3cm"/>
          <style:tab-stop style:position="21.504cm"/>
        </style:tab-stops>
      </style:paragraph-properties>
      <style:text-properties fo:color="#333333" fo:font-size="12pt" style:font-size-asian="12pt"/>
    </style:style>
    <style:style style:name="Heading_20_5" style:display-name="Heading 5" style:family="paragraph" style:parent-style-name="Heading_20_4" style:next-style-name="Standard" style:default-outline-level="5" style:class="text">
      <style:paragraph-properties>
        <style:tab-stops>
          <style:tab-stop style:position="3.701cm"/>
          <style:tab-stop style:position="21.504cm"/>
        </style:tab-stops>
      </style:paragraph-properties>
    </style:style>
    <style:style style:name="Heading_20_6" style:display-name="Heading 6" style:family="paragraph" style:parent-style-name="Heading_20_5" style:next-style-name="Standard" style:default-outline-level="6" style:class="text">
      <style:paragraph-properties>
        <style:tab-stops>
          <style:tab-stop style:position="4.001cm"/>
          <style:tab-stop style:position="21.504cm"/>
        </style:tab-stops>
      </style:paragraph-properties>
    </style:style>
    <style:style style:name="Heading_20_7" style:display-name="Heading 7" style:family="paragraph" style:parent-style-name="Standard" style:next-style-name="Standard" style:default-outline-level="7" style:class="text">
      <style:text-properties fo:color="#808080" style:font-name="Times" fo:font-size="10pt" fo:font-style="normal" style:font-size-asian="10pt" style:font-style-asian="normal" style:font-name-complex="Times"/>
    </style:style>
    <style:style style:name="Heading_20_8" style:display-name="Heading 8" style:family="paragraph" style:parent-style-name="Standard" style:next-style-name="Standard" style:default-outline-level="8" style:class="text">
      <style:text-properties fo:color="#808080" style:font-name="Times" fo:font-size="10pt" fo:font-style="normal" style:font-size-asian="10pt" style:font-style-asian="normal" style:font-name-complex="Times"/>
    </style:style>
    <style:style style:name="Heading_20_9" style:display-name="Heading 9" style:family="paragraph" style:parent-style-name="Standard" style:next-style-name="Standard" style:default-outline-level="9" style:class="text">
      <style:text-properties fo:color="#808080" style:font-name="Times" fo:font-size="10pt" fo:font-style="normal" style:font-size-asian="10pt" style:font-style-asian="normal" style:font-name-complex="Times"/>
    </style:style>
    <style:style style:name="Footer" style:family="paragraph" style:parent-style-name="Standard" style:class="extra">
      <style:paragraph-properties fo:margin-top="0.106cm" fo:margin-bottom="0.106cm" fo:text-align="center" style:justify-single-word="false"/>
      <style:text-properties fo:font-size="8pt" style:font-size-asian="8pt"/>
    </style:style>
    <style:style style:name="Header" style:family="paragraph" style:parent-style-name="Standard" style:class="extra">
      <style:text-properties fo:font-size="9pt" style:font-size-asian="9pt"/>
    </style:style>
    <style:style style:name="Nota" style:family="paragraph" style:parent-style-name="Standard">
      <style:paragraph-properties fo:margin="100%" fo:margin-left="3cm" fo:margin-right="0cm" fo:margin-top="0.353cm" fo:margin-bottom="0.176cm" fo:text-indent="-1.251cm" style:auto-text-indent="false">
        <style:tab-stops>
          <style:tab-stop style:position="2.501cm"/>
          <style:tab-stop style:position="12.753cm"/>
        </style:tab-stops>
      </style:paragraph-properties>
      <style:text-properties fo:font-weight="bold" style:font-weight-asian="bold"/>
    </style:style>
    <style:style style:name="sommaire" style:family="paragraph" style:parent-style-name="Standard">
      <style:paragraph-properties fo:text-align="center" style:justify-single-word="false" fo:break-before="page" fo:padding-left="0cm" fo:padding-right="0cm" fo:padding-top="0cm" fo:padding-bottom="0.071cm" fo:border-left="none" fo:border-right="none" fo:border-top="none" fo:border-bottom="0.018cm solid #000000"/>
      <style:text-properties fo:color="#0000ff" fo:font-size="16pt" fo:font-weight="bold" style:font-size-asian="16pt" style:font-weight-asian="bold"/>
    </style:style>
    <style:style style:name="Nom_20_du_20_projet" style:display-name="Nom du projet" style:family="paragraph" style:parent-style-name="Standard">
      <style:paragraph-properties fo:margin-top="2.54cm" fo:margin-bottom="0.212cm" fo:text-align="center" style:justify-single-word="false"/>
      <style:text-properties fo:font-size="16pt" fo:font-weight="bold" style:font-size-asian="16pt" style:font-weight-asian="bold"/>
    </style:style>
    <style:style style:name="Nom_20_du_20_document" style:display-name="Nom du document" style:family="paragraph" style:parent-style-name="Standard">
      <style:paragraph-properties fo:margin="100%" fo:margin-left="3cm" fo:margin-right="2.501cm" fo:margin-top="0cm" fo:margin-bottom="0cm" fo:text-align="center" style:justify-single-word="false" fo:text-indent="0cm" style:auto-text-indent="false"/>
      <style:text-properties fo:color="#333399" fo:font-size="24pt" fo:font-weight="bold" style:font-size-asian="24pt" style:font-weight-asian="bold"/>
    </style:style>
    <style:style style:name="Contents_20_1" style:display-name="Contents 1" style:family="paragraph" style:parent-style-name="Standard" style:class="index">
      <style:paragraph-properties fo:margin-top="0.212cm" fo:margin-bottom="0.212cm" fo:text-align="start" style:justify-single-word="false"/>
      <style:text-properties fo:text-transform="uppercase" fo:font-size="10pt" fo:font-weight="bold" style:font-size-asian="10pt" style:font-weight-asian="bold"/>
    </style:style>
    <style:style style:name="Contents_20_2" style:display-name="Contents 2" style:family="paragraph" style:parent-style-name="Contents_20_1" style:class="index">
      <style:paragraph-properties fo:margin="100%" fo:margin-left="0.423cm" fo:margin-right="0cm" fo:margin-top="0cm" fo:margin-bottom="0cm" fo:text-indent="0cm" style:auto-text-indent="false"/>
      <style:text-properties fo:font-variant="normal" fo:text-transform="none" fo:font-weight="normal" style:font-weight-asian="normal"/>
    </style:style>
    <style:style style:name="Contents_20_3" style:display-name="Contents 3" style:family="paragraph" style:parent-style-name="Contents_20_1" style:class="index">
      <style:paragraph-properties fo:margin="100%" fo:margin-left="0.847cm" fo:margin-right="0cm" fo:margin-top="0cm" fo:margin-bottom="0cm" fo:text-indent="0cm" style:auto-text-indent="false"/>
      <style:text-properties fo:font-variant="normal" fo:text-transform="none" fo:font-style="normal" fo:font-weight="normal" style:font-style-asian="normal" style:font-weight-asian="normal"/>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ext-properties fo:font-size="9pt" style:font-size-asian="9pt"/>
    </style:style>
    <style:style style:name="_32_ème_20_retrait_20_titre_20_2" style:display-name="2ème retrait titre 2" style:family="paragraph" style:parent-style-name="Standard">
      <style:paragraph-properties fo:margin-top="0.106cm" fo:margin-bottom="0.212cm"/>
    </style:style>
    <style:style style:name="_32_ème_20_retrait_20_titre_20_3" style:display-name="2ème retrait titre 3" style:family="paragraph" style:parent-style-name="Standard">
      <style:paragraph-properties fo:margin="100%" fo:margin-left="3.501cm" fo:margin-right="0cm" fo:margin-top="0.106cm" fo:margin-bottom="0.106cm" fo:text-indent="-0.501cm" style:auto-text-indent="false"/>
    </style:style>
    <style:style style:name="Normal_20_centré" style:display-name="Normal centré" style:family="paragraph" style:parent-style-name="Standard">
      <style:paragraph-properties fo:margin="100%" fo:margin-left="0.064cm" fo:margin-right="0.064cm" fo:margin-top="0cm" fo:margin-bottom="0cm" fo:text-align="start" style:justify-single-word="false" fo:text-indent="0cm" style:auto-text-indent="false"/>
      <style:text-properties fo:font-size="8pt" style:font-size-asian="8pt"/>
    </style:style>
    <style:style style:name="A_20_l_27_attention_20_de_20_Monsieur" style:display-name="A l'attention de Monsieur" style:family="paragraph" style:parent-style-name="Standard">
      <style:paragraph-properties fo:margin-top="3.528cm" fo:margin-bottom="0.212cm">
        <style:tab-stops>
          <style:tab-stop style:position="12.252cm"/>
        </style:tab-stops>
      </style:paragraph-properties>
      <style:text-properties fo:font-weight="bold" style:font-weight-asian="bold"/>
    </style:style>
    <style:style style:name="Tab_5f_évolution" style:display-name="Tab_évolution" style:family="paragraph" style:parent-style-name="Standard">
      <style:paragraph-properties fo:text-align="center" style:justify-single-word="false" fo:orphans="0" fo:widows="0"/>
    </style:style>
    <style:style style:name="Coût" style:family="paragraph" style:parent-style-name="Standard">
      <style:paragraph-properties fo:margin="100%" fo:margin-left="0.501cm" fo:margin-right="0cm" fo:margin-top="0.212cm" fo:margin-bottom="0.212cm" fo:orphans="0" fo:widows="0" fo:text-indent="0cm" style:auto-text-indent="false">
        <style:tab-stops>
          <style:tab-stop style:position="16.002cm" style:type="right" style:leader-style="dotted" style:leader-text="."/>
        </style:tab-stops>
      </style:paragraph-properties>
      <style:text-properties fo:font-weight="bold" style:font-weight-asian="bold"/>
    </style:style>
    <style:style style:name="Référence" style:family="paragraph" style:parent-style-name="Standard">
      <style:paragraph-properties>
        <style:tab-stops>
          <style:tab-stop style:position="1.752cm"/>
          <style:tab-stop style:position="2.251cm"/>
          <style:tab-stop style:position="9.753cm"/>
          <style:tab-stop style:position="12.502cm"/>
          <style:tab-stop style:position="13.003cm" style:type="center"/>
        </style:tab-stops>
      </style:paragraph-properties>
      <style:text-properties style:font-name="Monotype Corsiva" style:font-name-complex="Monotype Corsiva"/>
    </style:style>
    <style:style style:name="V_2f_Réf" style:display-name="V/Réf" style:family="paragraph" style:parent-style-name="Standard" style:next-style-name="Standard"/>
    <style:style style:name="Liste_20_1_20_à_20_puce" style:display-name="Liste 1 à puce" style:family="paragraph" style:parent-style-name="Standard" style:list-style-name="WW8StyleNum">
      <style:paragraph-properties fo:margin="100%" fo:margin-left="2.501cm" fo:margin-right="0cm" fo:margin-top="0.212cm" fo:margin-bottom="0.106cm" fo:orphans="0" fo:widows="0" fo:text-indent="-0.501cm" style:auto-text-indent="false"/>
    </style:style>
    <style:style style:name="Coût_20_Global" style:display-name="Coût Global" style:family="paragraph" style:parent-style-name="Coût">
      <style:paragraph-properties fo:padding="0.035cm" fo:border="0.035cm solid #000000"/>
      <style:text-properties fo:text-transform="uppercase"/>
    </style:style>
    <style:style style:name="Liste_20_1" style:display-name="Liste 1" style:family="paragraph" style:parent-style-name="Standard">
      <style:paragraph-properties fo:margin="100%" fo:margin-left="2cm" fo:margin-right="0cm" fo:margin-top="0.212cm" fo:margin-bottom="0.212cm" fo:orphans="0" fo:widows="0" fo:text-indent="0cm" style:auto-text-indent="false"/>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Tahoma" fo:font-size="10pt" style:font-size-asian="10pt" style:font-name-complex="Tahoma"/>
    </style:style>
    <style:style style:name="Text" style:family="paragraph" style:parent-style-name="Standard" style:class="extra">
      <style:paragraph-properties fo:margin-top="0.212cm" fo:margin-bottom="0.198cm" fo:line-height="120%" style:text-autospace="none" style:punctuation-wrap="simple" style:vertical-align="baseline"/>
      <style:text-properties style:font-name="Arial" fo:font-size="11pt" fo:letter-spacing="0.018cm" fo:language="fr" fo:country="CH" style:font-size-asian="11pt" style:font-name-complex="Arial"/>
    </style:style>
    <style:style style:name="Normal_20__28_Web_29_" style:display-name="Normal (Web)" style:family="paragraph" style:parent-style-name="Standard">
      <style:paragraph-properties fo:margin-top="0.176cm" fo:margin-bottom="0.176cm" fo:text-align="start" style:justify-single-word="false"/>
      <style:text-properties style:font-size-complex="12pt"/>
    </style:style>
    <style:style style:name="Retrait_20_corps_20_de_20_texte_20_2" style:display-name="Retrait corps de texte 2" style:family="paragraph" style:parent-style-name="Standard">
      <style:paragraph-properties fo:margin="100%" fo:margin-left="6.35cm" fo:margin-right="0cm" fo:margin-top="0cm" fo:margin-bottom="0cm" fo:text-indent="-6.35cm" style:auto-text-indent="false"/>
      <style:text-properties style:font-size-complex="12pt"/>
    </style:style>
    <style:style style:name="Retrait_20_corps_20_de_20_texte_20_3" style:display-name="Retrait corps de texte 3" style:family="paragraph" style:parent-style-name="Standard">
      <style:paragraph-properties fo:margin="100%" fo:margin-left="0.501cm" fo:margin-right="0cm" fo:margin-top="0cm" fo:margin-bottom="0cm" fo:text-align="center" style:justify-single-word="false" fo:text-indent="0cm" style:auto-text-indent="false"/>
    </style:style>
    <style:style style:name="listerem" style:family="paragraph" style:parent-style-name="Liste_20_1">
      <style:paragraph-properties fo:margin="100%" fo:margin-left="0cm" fo:margin-right="0cm" fo:margin-top="0cm" fo:margin-bottom="0cm" fo:text-indent="0cm" style:auto-text-indent="false"/>
      <style:text-properties fo:font-size="10pt" fo:font-style="normal" fo:font-weight="bold" style:font-size-asian="10pt" style:font-style-asian="normal" style:font-weight-asian="bold"/>
    </style:style>
    <style:style style:name="font5" style:family="paragraph" style:parent-style-name="Standard">
      <style:paragraph-properties fo:margin-top="0.176cm" fo:margin-bottom="0.176cm" fo:text-align="start" style:justify-single-word="false"/>
      <style:text-properties style:font-name="Arial" fo:font-size="16pt" style:font-size-asian="16pt" style:font-name-complex="Arial" style:font-size-complex="16pt"/>
    </style:style>
    <style:style style:name="Corps_20_de_20_texte_20_2" style:display-name="Corps de texte 2" style:family="paragraph" style:parent-style-name="Standard" style:master-page-name="">
      <style:paragraph-properties fo:margin-top="0.21cm" fo:margin-bottom="0cm" style:page-number="auto" fo:background-color="transparent" style:shadow="none">
        <style:tab-stops>
          <style:tab-stop style:position="1cm" style:type="right"/>
        </style:tab-stops>
        <style:drop-cap/>
        <style:background-image/>
      </style:paragraph-properties>
      <style:text-properties style:font-name="Arial1" fo:font-size="12pt" style:font-size-asian="16pt" style:font-name-complex="CommercialScript BT"/>
    </style:style>
    <style:style style:name="norman_20_MAJ" style:display-name="norman MAJ" style:family="paragraph" style:parent-style-name="Standard" style:next-style-name="Standard">
      <style:text-properties style:font-name="ZapfChancery" fo:language="fr" fo:country="CH" style:font-name-complex="ZapfChancery"/>
    </style:style>
    <style:style style:name="Citation_20_intense" style:display-name="Citation intense" style:family="paragraph" style:parent-style-name="Standard" style:next-style-name="Standard">
      <style:paragraph-properties fo:margin="100%" fo:margin-left="1.651cm" fo:margin-right="1.651cm" fo:margin-top="0.353cm" fo:margin-bottom="0.494cm" fo:text-indent="0cm" style:auto-text-indent="false" fo:padding-left="0cm" fo:padding-right="0cm" fo:padding-top="0cm" fo:padding-bottom="0.141cm" fo:border-left="none" fo:border-right="none" fo:border-top="none" fo:border-bottom="0.018cm solid #ffff00"/>
      <style:text-properties fo:color="#4f81bd" fo:font-style="normal" fo:font-weight="bold" style:font-style-asian="normal" style:font-weight-asian="bold" style:font-style-complex="italic" style:font-weight-complex="bold"/>
    </style:style>
    <style:style style:name="Sans_20_interligne" style:display-name="Sans interligne" style:family="paragraph">
      <style:paragraph-properties fo:orphans="2" fo:widows="2"/>
      <style:text-properties style:use-window-font-color="true" style:font-name="Calibri" fo:font-size="11pt" fo:language="fr" fo:country="FR" style:font-name-asian="Calibri" style:font-size-asian="11pt" style:font-name-complex="Calibri" style:font-size-complex="11pt" style:language-complex="ar" style:country-complex="SA"/>
    </style:style>
    <style:style style:name="Texte_20_de_20_bulles" style:display-name="Texte de bulles" style:family="paragraph" style:parent-style-name="Standard">
      <style:paragraph-properties fo:margin-top="0cm" fo:margin-bottom="0cm"/>
      <style:text-properties style:font-name="Tahoma" fo:font-size="8pt" style:font-size-asian="8pt" style:font-name-complex="Tahoma"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er_20_right" style:display-name="Header right" style:family="paragraph" style:parent-style-name="Standard" style:class="extra" style:master-page-name="">
      <style:paragraph-properties fo:text-align="end" style:justify-single-word="false" style:page-number="auto" fo:background-color="transparent" style:shadow="none" text:number-lines="false" text:line-number="0">
        <style:tab-stops>
          <style:tab-stop style:position="9.463cm" style:type="center"/>
          <style:tab-stop style:position="18.928cm" style:type="right"/>
        </style:tab-stops>
        <style:background-image/>
      </style:paragraph-properties>
    </style:style>
    <style:style style:name="corps_20_de_20_texte" style:display-name="corps de texte" style:family="paragraph" style:parent-style-name="Standard" style:auto-update="true" style:master-page-name="">
      <style:paragraph-properties style:page-number="auto" fo:background-color="transparent" style:shadow="none">
        <style:tab-stops/>
        <style:background-image/>
      </style:paragraph-properties>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St1z0" style:family="text">
      <style:text-properties style:font-name="Symbol" style:font-name-comple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Marque_20_de_20_commentaire" style:display-name="Marque de commentaire" style:family="text" style:parent-style-name="Police_20_par_20_défaut">
      <style:text-properties fo:font-size="8pt" style:font-size-asian="8pt" style:font-size-complex="8pt"/>
    </style:style>
    <style:style style:name="Variable_20_HTML" style:display-name="Variable HTML" style:family="text" style:parent-style-name="Police_20_par_20_défaut">
      <style:text-properties fo:font-style="italic" style:font-style-asian="italic" style:font-style-complex="italic"/>
    </style:style>
    <style:style style:name="Strong_20_Emphasis" style:display-name="Strong Emphasis" style:family="text" style:parent-style-name="Variable_20_HTML">
      <style:text-properties fo:font-weight="bold" style:font-weight-asian="bold" style:font-weight-complex="bold"/>
    </style:style>
    <style:style style:name="poly11" style:family="text" style:parent-style-name="Police_20_par_20_défaut">
      <style:text-properties fo:color="#ffffff" style:font-name="Arial" fo:font-size="30pt" fo:font-weight="bold" style:font-size-asian="30pt" style:font-weight-asian="bold" style:font-name-complex="Arial" style:font-size-complex="30pt" style:font-weight-complex="bold"/>
    </style:style>
    <style:style style:name="poly21" style:family="text" style:parent-style-name="Police_20_par_20_défaut">
      <style:text-properties fo:color="#ffffff" style:font-name="Arial" fo:font-size="17pt" style:font-size-asian="17pt" style:font-name-complex="Arial" style:font-size-complex="17pt"/>
    </style:style>
    <style:style style:name="poly31" style:family="text" style:parent-style-name="Police_20_par_20_défaut">
      <style:text-properties fo:color="#ffffff" style:font-name="Arial" fo:font-size="11.5pt" style:font-size-asian="11.5pt" style:font-name-complex="Arial" style:font-size-complex="11.5pt"/>
    </style:style>
    <style:style style:name="Citation_20_intense_20_Car" style:display-name="Citation intense Car" style:family="text" style:parent-style-name="Police_20_par_20_défaut">
      <style:text-properties fo:color="#4f81bd" style:font-name="Monotype Corsiva" fo:font-size="12pt" fo:font-weight="bold" style:font-size-asian="12pt" style:font-weight-asian="bold" style:font-name-complex="Monotype Corsiva" style:font-style-complex="italic" style:font-weight-complex="bold"/>
    </style:style>
    <style:style style:name="Emphase_20_intense" style:display-name="Emphase intense" style:family="text" style:parent-style-name="Police_20_par_20_défaut">
      <style:text-properties fo:color="#4f81bd" style:font-name="Monotype Corsiva" fo:font-size="18pt" fo:language="fr" fo:country="FR" fo:font-style="italic" fo:font-weight="bold" style:font-size-asian="18pt" style:font-style-asian="italic" style:font-weight-asian="bold" style:font-name-complex="Monotype Corsiva" style:font-style-complex="italic" style:font-weight-complex="bold"/>
    </style:style>
    <style:style style:name="Emphasis" style:family="text" style:parent-style-name="Police_20_par_20_défaut">
      <style:text-properties style:font-name="Arial" fo:font-size="12pt" fo:font-style="italic" style:font-size-asian="12pt" style:font-style-asian="italic" style:font-name-complex="Arial" style:font-style-complex="italic"/>
    </style:style>
    <style:style style:name="Pied_20_de_20_page_20_Car" style:display-name="Pied de page Car" style:family="text" style:parent-style-name="Police_20_par_20_défaut">
      <style:text-properties style:font-name="Arial" fo:font-size="8pt" fo:font-style="italic" style:font-size-asian="8pt" style:font-style-asian="italic" style:font-name-complex="Arial"/>
    </style:style>
    <style:style style:name="Texte_20_de_20_bulles_20_Car" style:display-name="Texte de bulles Car" style:family="text" style:parent-style-name="Police_20_par_20_défaut">
      <style:text-properties style:font-name="Tahoma" fo:font-size="8pt" fo:font-style="italic" style:font-size-asian="8pt" style:font-style-asian="italic" style:font-name-complex="Tahoma" style:font-size-complex="8pt"/>
    </style:style>
    <style:style style:name="En-tête_20_Car" style:display-name="En-tête Car" style:family="text" style:parent-style-name="Police_20_par_20_défaut">
      <style:text-properties style:font-name="Arial" fo:font-size="9pt" fo:font-style="italic" style:font-size-asian="9pt" style:font-style-asian="italic" style:font-name-complex="Aria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3.77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5.04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6.31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7.58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8.851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10.12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11.39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2.661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3.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499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20.004cm" fo:margin-left="-1.501cm" table:align="left" style:writing-mode="lr-tb"/>
    </style:style>
    <style:style style:name="Table2.A" style:family="table-column">
      <style:table-column-properties style:column-width="11.003cm"/>
    </style:style>
    <style:style style:name="Table2.B" style:family="table-column">
      <style:table-column-properties style:column-width="9.001cm"/>
    </style:style>
    <style:style style:name="Table2.1" style:family="table-row">
      <style:table-row-properties style:min-row-height="2.258cm" style:keep-together="true" fo:keep-together="auto"/>
    </style:style>
    <style:style style:name="Table2.A1" style:family="table-cell">
      <style:table-cell-properties style:vertical-align="bottom" fo:padding-left="0.123cm" fo:padding-right="0.123cm" fo:padding-top="0cm" fo:padding-bottom="0cm" fo:border="none" style:writing-mode="lr-tb"/>
    </style:style>
    <style:style style:name="Table2.B1" style:family="table-cell">
      <style:table-cell-properties style:vertical-align="middle" fo:padding-left="0.123cm" fo:padding-right="0.123cm" fo:padding-top="0cm" fo:padding-bottom="0cm" fo:border="none" style:writing-mode="lr-tb"/>
    </style:style>
    <style:style style:name="Table3" style:family="table">
      <style:table-properties style:width="17.002cm" fo:margin-left="0.501cm" table:align="left" style:writing-mode="lr-tb"/>
    </style:style>
    <style:style style:name="Table3.A" style:family="table-column">
      <style:table-column-properties style:column-width="3.251cm"/>
    </style:style>
    <style:style style:name="Table3.B" style:family="table-column">
      <style:table-column-properties style:column-width="7.751cm"/>
    </style:style>
    <style:style style:name="Table3.C" style:family="table-column">
      <style:table-column-properties style:column-width="6.001cm"/>
    </style:style>
    <style:style style:name="Table3.1" style:family="table-row">
      <style:table-row-properties style:keep-together="true" fo:keep-together="auto"/>
    </style:style>
    <style:style style:name="Table3.A1"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Table5" style:family="table">
      <style:table-properties style:width="17.514cm" fo:margin-left="-0.012cm" fo:margin-right="-0.002cm" table:align="margins" style:writing-mode="lr-tb"/>
    </style:style>
    <style:style style:name="Table5.A" style:family="table-column">
      <style:table-column-properties style:column-width="4.63cm" style:rel-column-width="17325*"/>
    </style:style>
    <style:style style:name="Table5.B" style:family="table-column">
      <style:table-column-properties style:column-width="6.911cm" style:rel-column-width="25860*"/>
    </style:style>
    <style:style style:name="Table5.C" style:family="table-column">
      <style:table-column-properties style:column-width="5.973cm" style:rel-column-width="22350*"/>
    </style:style>
    <style:style style:name="Table5.1" style:family="table-row">
      <style:table-row-properties style:min-row-height="1.669cm" style:keep-together="true" fo:keep-together="auto"/>
    </style:style>
    <style:style style:name="Table5.A1" style:family="table-cell">
      <style:table-cell-properties style:vertical-align="top" fo:padding="0cm" fo:border="none" style:writing-mode="lr-tb"/>
    </style:style>
    <style:style style:name="Table7" style:family="table">
      <style:table-properties style:width="17.253cm" fo:margin-left="0.501cm" table:align="left" style:writing-mode="lr-tb"/>
    </style:style>
    <style:style style:name="Table7.A" style:family="table-column">
      <style:table-column-properties style:column-width="3.251cm"/>
    </style:style>
    <style:style style:name="Table7.B" style:family="table-column">
      <style:table-column-properties style:column-width="7.751cm"/>
    </style:style>
    <style:style style:name="Table7.C" style:family="table-column">
      <style:table-column-properties style:column-width="6.251cm"/>
    </style:style>
    <style:style style:name="Table7.1" style:family="table-row">
      <style:table-row-properties style:keep-together="true" fo:keep-together="auto"/>
    </style:style>
    <style:style style:name="Table7.A1" style:family="table-cell">
      <style:table-cell-properties style:vertical-align="top" fo:padding-left="0.123cm" fo:padding-right="0.123cm" fo:padding-top="0cm" fo:padding-bottom="0cm" fo:border-left="none" fo:border-right="none" fo:border-top="none" fo:border-bottom="0.035cm solid #000000" style:writing-mode="lr-tb"/>
    </style:style>
    <style:style style:name="MP1" style:family="paragraph" style:parent-style-name="Standard">
      <style:paragraph-properties fo:text-align="start" style:justify-single-word="false">
        <style:tab-stops>
          <style:tab-stop style:position="18.253cm" style:type="right"/>
        </style:tab-stops>
      </style:paragraph-properties>
      <style:text-properties fo:font-size="2pt" fo:font-weight="bold" style:font-size-asian="2pt" style:font-weight-asian="bold"/>
    </style:style>
    <style:style style:name="MP2" style:family="paragraph" style:parent-style-name="Footer">
      <style:paragraph-properties fo:margin-top="0.106cm" fo:margin-bottom="0.847cm" fo:text-align="justify" style:justify-single-word="false">
        <style:tab-stops>
          <style:tab-stop style:position="18.501cm" style:type="right"/>
        </style:tab-stops>
      </style:paragraph-properties>
    </style:style>
    <style:style style:name="MP3" style:family="paragraph" style:parent-style-name="Footer">
      <style:paragraph-properties fo:margin-left="-1.752cm" fo:margin-right="-1.002cm" fo:text-indent="0cm" style:auto-text-indent="false"/>
    </style:style>
    <style:style style:name="MP4" style:family="paragraph" style:parent-style-name="Footer">
      <style:paragraph-properties fo:text-align="start" style:justify-single-word="false"/>
      <style:text-properties fo:font-size="10pt" style:font-size-asian="10pt"/>
    </style:style>
    <style:style style:name="MP5" style:family="paragraph" style:parent-style-name="Footer">
      <style:paragraph-properties fo:text-align="end" style:justify-single-word="false"/>
    </style:style>
    <style:style style:name="MP6" style:family="paragraph" style:parent-style-name="Footer">
      <style:paragraph-properties fo:text-align="end" style:justify-single-word="false"/>
      <style:text-properties fo:font-size="10pt" style:font-size-asian="10pt"/>
    </style:style>
    <style:style style:name="MP7" style:family="paragraph" style:parent-style-name="Footer">
      <style:paragraph-properties fo:margin-left="-0.123cm" fo:margin-right="0cm" fo:orphans="2" fo:widows="2" fo:text-indent="0cm" style:auto-text-indent="false" style:border-line-width-top="0.002cm 0.088cm 0.088cm" fo:padding="0.049cm" fo:border-left="none" fo:border-right="none" fo:border-top="0.178cm double #008000" fo:border-bottom="none" style:shadow="none" style:snap-to-layout-grid="false" style:writing-mode="lr-tb"/>
      <style:text-properties style:use-window-font-color="true" style:font-name="Arial" fo:font-size="10pt" fo:language="fr" fo:country="FR" fo:font-style="italic" style:font-name-asian="Times New Roman" style:font-size-asian="10pt" style:font-style-asian="italic" style:font-name-complex="Arial" style:font-size-complex="10pt" style:language-complex="ar" style:country-complex="SA"/>
    </style:style>
    <style:style style:name="MP8" style:family="paragraph" style:parent-style-name="Footer">
      <style:paragraph-properties fo:margin-left="-0.123cm" fo:margin-right="-0.005cm" fo:text-indent="0cm" style:auto-text-indent="false" style:border-line-width-top="0.002cm 0.088cm 0.088cm" fo:padding="0.049cm" fo:border-left="none" fo:border-right="none" fo:border-top="0.178cm double #008000" fo:border-bottom="none" style:shadow="none" style:snap-to-layout-grid="false"/>
      <style:text-properties fo:color="#000000" fo:font-size="10pt" style:font-size-asian="10pt" style:font-name-complex="Arial"/>
    </style:style>
    <style:style style:name="MP9" style:family="paragraph" style:parent-style-name="Footer">
      <style:paragraph-properties fo:margin-left="-0.123cm" fo:margin-right="0cm" fo:text-align="end" style:justify-single-word="false" fo:orphans="2" fo:widows="2" fo:text-indent="0cm" style:auto-text-indent="false" style:border-line-width-top="0.002cm 0.088cm 0.088cm" fo:padding="0.049cm" fo:border-left="none" fo:border-right="none" fo:border-top="0.178cm double #008000" fo:border-bottom="none" style:shadow="none" style:snap-to-layout-grid="false" style:writing-mode="lr-tb"/>
      <style:text-properties style:use-window-font-color="true" style:font-name="Arial" fo:font-size="10pt" fo:language="fr" fo:country="FR" fo:font-style="italic" style:font-name-asian="Times New Roman" style:font-size-asian="10pt" style:font-style-asian="italic" style:font-name-complex="Arial" style:font-size-complex="10pt" style:language-complex="ar" style:country-complex="SA"/>
    </style:style>
    <style:style style:name="MP10" style:family="paragraph" style:parent-style-name="Header">
      <style:paragraph-properties style:shadow="none"/>
    </style:style>
    <style:style style:name="MP11" style:family="paragraph" style:parent-style-name="Footer" style:master-page-name="">
      <style:paragraph-properties style:page-number="auto" style:border-line-width-top="0.088cm 0.035cm 0.035cm" fo:padding="0cm" fo:border-left="none" fo:border-right="none" fo:border-top="0.158cm double #008000" fo:border-bottom="none" style:shadow="none">
        <style:tab-stops/>
      </style:paragraph-properties>
    </style:style>
    <style:style style:name="MP12" style:family="paragraph" style:parent-style-name="Footer">
      <style:paragraph-properties fo:text-align="start" style:justify-single-word="false" style:snap-to-layout-grid="false"/>
      <style:text-properties fo:font-size="10pt" style:font-size-asian="10pt"/>
    </style:style>
    <style:style style:name="MP13" style:family="paragraph" style:parent-style-name="Footer">
      <style:paragraph-properties fo:margin-left="-0.123cm" fo:margin-right="0cm" fo:text-indent="0cm" style:auto-text-indent="false" style:snap-to-layout-grid="false"/>
      <style:text-properties fo:font-size="10pt" style:font-size-asian="10pt"/>
    </style:style>
    <style:style style:name="MP14" style:family="paragraph" style:parent-style-name="Footer">
      <style:paragraph-properties fo:margin-left="1.125cm" fo:margin-right="0cm" fo:text-align="end" style:justify-single-word="false" fo:text-indent="0cm" style:auto-text-indent="false" style:snap-to-layout-grid="false"/>
      <style:text-properties fo:font-size="10pt" style:font-size-asian="10pt"/>
    </style:style>
    <style:style style:name="MT1" style:family="text">
      <style:text-properties fo:font-size="10pt" style:font-size-asian="10pt"/>
    </style:style>
    <style:style style:name="MT2"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252cm" fo:margin-bottom="0.7cm" fo:margin-left="0.834cm" fo:margin-right="1.238cm" fo:border="0.178cm double #008000" style:border-line-width="0.002cm 0.088cm 0.088cm" fo:padding="0.049cm" style:shadow="none" fo:background-color="transparent"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3cm" fo:margin-left="0cm" fo:margin-right="0cm" fo:margin-top="1.199cm" style:dynamic-spacing="true"/>
      </style:footer-style>
    </style:page-layout>
    <style:page-layout style:name="Mpm2">
      <style:page-layout-properties fo:page-width="21.001cm" fo:page-height="29.7cm" style:num-format="1" style:print-orientation="portrait" fo:margin-top="0cm" fo:margin-bottom="0.635cm" fo:margin-left="0.635cm" fo:margin-right="0.635cm" fo:border="0.176cm solid #808000" fo:padding-top="0cm" fo:padding-bottom="1.154cm" fo:padding-left="1.154cm" fo:padding-right="0.654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1.191cm" fo:margin-bottom="1.75cm" fo:margin-left="1.501cm" fo:margin-right="2cm" style:writing-mode="lr-tb" style:layout-grid-color="#c0c0c0" style:layout-grid-lines="45" style:layout-grid-base-height="0.57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4.001cm" fo:margin-bottom="3.002cm" fo:margin-left="1.501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style-name="Table2.1">
            <table:table-cell table:style-name="Table2.A1" office:value-type="string">
              <text:p text:style-name="MP1"><draw:frame draw:style-name="Mfr1" draw:name="graphics4" text:anchor-type="paragraph" svg:x="1.291cm" svg:y="0.025cm" svg:width="5.715cm" svg:height="2.302cm" draw:z-index="0"><draw:image xlink:href="Pictures/10000201000000D800000057FEFAA0BB.png" xlink:type="simple" xlink:show="embed" xlink:actuate="onLoad"/></draw:frame> <text:s text:c="8"/></text:p>
            </table:table-cell>
            <table:table-cell table:style-name="Table2.B1" office:value-type="string">
              <text:p text:style-name="Header_20_right"/>
              <text:p text:style-name="Header_20_right"/>
            </table:table-cell>
          </table:table-row>
        </table:table>
        <text:p text:style-name="MP2"/>
      </style:header>
      <style:footer>
        <text:p text:style-name="MP3"/>
        <text:p text:style-name="MP3"/>
      </style:footer>
    </style:master-page>
    <style:master-page style:name="First_20_Page" style:display-name="First Page" style:page-layout-name="Mpm2" style:next-style-name="Standard">
      <style:head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draw:frame draw:style-name="Mfr2" draw:name="graphics1" text:anchor-type="as-char" svg:width="1.988cm" svg:height="1.312cm" draw:z-index="0"><draw:image xlink:href="Pictures/100000000000009700000064582866F4.png" xlink:type="simple" xlink:show="embed" xlink:actuate="onLoad"/></draw:frame></text:p>
            </table:table-cell>
            <table:table-cell table:style-name="Table3.A1" office:value-type="string">
              <text:p text:style-name="Footer">RENAULT V I <text:s text:c="2"/>Etablissement de Saint OUEN L’AUMONE</text:p>
              <text:p text:style-name="Footer"><text:description/></text:p>
              <text:p text:style-name="Footer">NOTE TECHNIQUE</text:p>
            </table:table-cell>
            <table:table-cell table:style-name="Table3.A1" office:value-type="string">
              <text:p text:style-name="MP5"><text:span text:style-name="MT1">Devis </text:span><text:span text:style-name="MT1"><text:file-name text:display="name-and-extension">rapport programmation Go CAMIZULI Raphael.odt</text:file-name></text:span></text:p>
              <text:p text:style-name="MP6">Version : A(00)</text:p>
            </table:table-cell>
          </table:table-row>
        </table:table>
        <text:p text:style-name="Header"/>
      </style:header>
      <style:footer>
        <text:p text:style-name="Footer"><text:span text:style-name="Page_20_Number"/></text:p>
      </style:footer>
    </style:master-page>
    <style:master-page style:name="Convert_20_1" style:display-name="Convert 1" style:page-layout-name="Mpm3">
      <style:header>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MP7"><draw:frame draw:style-name="Mfr1" draw:name="graphics2" text:anchor-type="paragraph" svg:x="0.023cm" svg:y="0.402cm" svg:width="4.417cm" svg:height="1.566cm" draw:z-index="18"><draw:image xlink:href="Pictures/10000201000000D800000057FEFAA0BB.png" xlink:type="simple" xlink:show="embed" xlink:actuate="onLoad"/></draw:frame></text:p>
            </table:table-cell>
            <table:table-cell table:style-name="Table5.A1" office:value-type="string">
              <text:p text:style-name="MP8"><text:user-field-get text:name="projet">Modélisation du jeu de GO</text:user-field-get></text:p>
            </table:table-cell>
            <table:table-cell table:style-name="Table5.A1" office:value-type="string">
              <text:p text:style-name="MP9">Raphaël CAMIZULI</text:p>
              <text:p text:style-name="MP9">Réf ; <text:file-name text:display="name">rapport programmation Go CAMIZULI Raphael</text:file-name></text:p>
            </table:table-cell>
          </table:table-row>
        </table:table>
        <text:p text:style-name="MP10"/>
      </style:header>
      <style:footer>
        <text:p text:style-name="MP11"><text:span text:style-name="Page_20_Number">EFREI Paris Sud</text:span></text:p>
        <text:p text:style-name="Footer"><text:span text:style-name="Page_20_Number">Page </text:span><text:span text:style-name="Page_20_Number"><text:page-number text:select-page="current">16</text:page-number></text:span><text:span text:style-name="Page_20_Number"> sur mettre le nombre de page</text:span></text:p>
      </style:footer>
    </style:master-page>
    <style:master-page style:name="Convert_20_2" style:display-name="Convert 2" style:page-layout-name="Mpm4">
      <style:header>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MP12"/>
            </table:table-cell>
            <table:table-cell table:style-name="Table7.A1" office:value-type="string">
              <text:p text:style-name="MP13"/>
            </table:table-cell>
            <table:table-cell table:style-name="Table7.A1" office:value-type="string">
              <text:p text:style-name="MP14"/>
            </table:table-cell>
          </table:table-row>
        </table:table>
        <text:p text:style-name="Header"/>
      </style:header>
      <style:footer>
        <text:p text:style-name="Footer"><text:span text:style-name="Page_20_Number"/></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usiness plan</dc:title>
    <dc:subject>plan d'affaire</dc:subject>
    <meta:keyword>AVYRON</meta:keyword>
    <meta:initial-creator>christian CAMIZULI</meta:initial-creator>
    <meta:creation-date>2014-11-04T07:34:00</meta:creation-date>
    <dc:date>2015-03-18T20:10:32.51</dc:date>
    <meta:print-date>2015-03-17T18:58:27.97</meta:print-date>
    <meta:editing-cycles>45</meta:editing-cycles>
    <meta:editing-duration>P1DT5H12M1S</meta:editing-duration>
    <meta:generator>OpenOffice.org/3.4$Win32 OpenOffice.org_project/340m1$Build-9590</meta:generator>
    <meta:document-statistic meta:table-count="5" meta:image-count="5" meta:object-count="0" meta:page-count="18" meta:paragraph-count="170" meta:word-count="2833" meta:character-count="16479"/>
    <meta:user-defined meta:name="Propriétaire">definition</meta:user-defined>
  </office:meta>
</office:document-meta>
</file>